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132.2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142.8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1"/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1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21"/>
    </style:style>
    <style:style style:name="ce2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40"/>
    </style:style>
    <style:style style:name="ce1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59"/>
    </style:style>
    <style:style style:name="ce3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21"/>
    </style:style>
    <style:style style:name="ce3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40"/>
    </style:style>
    <style:style style:name="ce4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59"/>
    </style:style>
    <style:style style:name="ce3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21"/>
    </style:style>
    <style:style style:name="ce3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40"/>
    </style:style>
    <style:style style:name="ce42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59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1"/>
    </style:style>
    <style:style style:name="ce4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8"/>
    </style:style>
    <style:style style:name="ce4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25"/>
    </style:style>
    <style:style style:name="ce2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1"/>
    </style:style>
    <style:style style:name="ce3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2"/>
    </style:style>
    <style:style style:name="ce5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1"/>
    </style:style>
    <style:style style:name="ce5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8"/>
    </style:style>
    <style:style style:name="ce3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25"/>
    </style:style>
    <style:style style:name="ce3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1"/>
    </style:style>
    <style:style style:name="ce3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2"/>
    </style:style>
    <style:style style:name="ce5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1"/>
    </style:style>
    <style:style style:name="ce5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8"/>
    </style:style>
    <style:style style:name="ce5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25"/>
    </style:style>
    <style:style style:name="ce3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I31"/>
    </style:style>
    <style:style style:name="ce4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32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 style:data-style-name="N11"/>
    <style:style style:name="ce62" style:family="table-cell" style:parent-style-name="Default" style:data-style-name="N11">
      <style:text-properties fo:font-style="normal" style:font-style-asian="normal" style:font-style-complex="normal"/>
    </style:style>
    <style:style style:name="ce6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B4"/>
    </style:style>
    <style:style style:name="ce70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B8"/>
    </style:style>
    <style:style style:name="ce7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C4"/>
    </style:style>
    <style:style style:name="ce7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C8"/>
    </style:style>
    <style:style style:name="ce6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D4"/>
    </style:style>
    <style:style style:name="ce7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D8"/>
    </style:style>
    <style:style style:name="ce7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E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ception_eva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13"/>
          <table:table-cell table:style-name="ce2"/>
          <table:table-cell table:style-name="ce10" office:value-type="string" calcext:value-type="string" table:number-columns-spanned="3" table:number-rows-spanned="1">
            <text:p>Fused</text:p>
          </table:table-cell>
          <table:covered-table-cell table:number-columns-repeated="2" table:style-name="ce1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1</text:p>
          </table:table-cell>
          <table:table-cell office:value-type="float" office:value="45.51" calcext:value-type="float">
            <text:p>45.51 %</text:p>
          </table:table-cell>
          <table:table-cell office:value-type="percentage" office:value="0.539375870920425" calcext:value-type="percentage">
            <text:p>53.94 %</text:p>
          </table:table-cell>
          <table:table-cell office:value-type="percentage" office:value="0.460726072607261" calcext:value-type="percentage">
            <text:p>46.07 %</text:p>
          </table:table-cell>
          <table:table-cell/>
          <table:table-cell office:value-type="float" office:value="44.33" calcext:value-type="float">
            <text:p>44.33 %</text:p>
          </table:table-cell>
          <table:table-cell office:value-type="percentage" office:value="0.543771042255146" calcext:value-type="percentage">
            <text:p>54.38 %</text:p>
          </table:table-cell>
          <table:table-cell office:value-type="percentage" office:value="0.460726072607261" calcext:value-type="percentage">
            <text:p>46.07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36.69" calcext:value-type="float">
            <text:p>36.69 %</text:p>
          </table:table-cell>
          <table:table-cell office:value-type="percentage" office:value="0.459539386401327" calcext:value-type="percentage">
            <text:p>45.95 %</text:p>
          </table:table-cell>
          <table:table-cell office:value-type="percentage" office:value="0.541044776119403" calcext:value-type="percentage">
            <text:p>54.10 %</text:p>
          </table:table-cell>
          <table:table-cell/>
          <table:table-cell office:value-type="float" office:value="36.09" calcext:value-type="float">
            <text:p>36.09 %</text:p>
          </table:table-cell>
          <table:table-cell office:value-type="percentage" office:value="0.465661964687006" calcext:value-type="percentage">
            <text:p>46.57 %</text:p>
          </table:table-cell>
          <table:table-cell office:value-type="percentage" office:value="0.540298507462687" calcext:value-type="percentage">
            <text:p>54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2.68" calcext:value-type="float">
            <text:p>42.68 %</text:p>
          </table:table-cell>
          <table:table-cell office:value-type="percentage" office:value="0.505139113628191" calcext:value-type="percentage">
            <text:p>50.51 %</text:p>
          </table:table-cell>
          <table:table-cell office:value-type="percentage" office:value="0.495145631067961" calcext:value-type="percentage">
            <text:p>49.51 %</text:p>
          </table:table-cell>
          <table:table-cell/>
          <table:table-cell office:value-type="float" office:value="41.31" calcext:value-type="float">
            <text:p>41.31 %</text:p>
          </table:table-cell>
          <table:table-cell office:value-type="percentage" office:value="0.511848101336145" calcext:value-type="percentage">
            <text:p>51.18 %</text:p>
          </table:table-cell>
          <table:table-cell office:value-type="percentage" office:value="0.495145631067961" calcext:value-type="percentage">
            <text:p>49.5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5.84" calcext:value-type="float">
            <text:p>45.84 %</text:p>
          </table:table-cell>
          <table:table-cell office:value-type="percentage" office:value="0.5350168997669" calcext:value-type="percentage">
            <text:p>53.50 %</text:p>
          </table:table-cell>
          <table:table-cell office:value-type="percentage" office:value="0.466433566433566" calcext:value-type="percentage">
            <text:p>46.64 %</text:p>
          </table:table-cell>
          <table:table-cell/>
          <table:table-cell office:value-type="float" office:value="45.35" calcext:value-type="float">
            <text:p>45.35 %</text:p>
          </table:table-cell>
          <table:table-cell office:value-type="percentage" office:value="0.539894335493763" calcext:value-type="percentage">
            <text:p>53.99 %</text:p>
          </table:table-cell>
          <table:table-cell office:value-type="percentage" office:value="0.466433566433566" calcext:value-type="percentage">
            <text:p>46.6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7.01" calcext:value-type="float">
            <text:p>47.01 %</text:p>
          </table:table-cell>
          <table:table-cell office:value-type="percentage" office:value="0.545622688039457" calcext:value-type="percentage">
            <text:p>54.56 %</text:p>
          </table:table-cell>
          <table:table-cell office:value-type="percentage" office:value="0.454377311960543" calcext:value-type="percentage">
            <text:p>45.44 %</text:p>
          </table:table-cell>
          <table:table-cell/>
          <table:table-cell office:value-type="float" office:value="46.64" calcext:value-type="float">
            <text:p>46.64 %</text:p>
          </table:table-cell>
          <table:table-cell office:value-type="percentage" office:value="0.550003507630132" calcext:value-type="percentage">
            <text:p>55.00 %</text:p>
          </table:table-cell>
          <table:table-cell office:value-type="percentage" office:value="0.455610357583231" calcext:value-type="percentage">
            <text:p>45.5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4.32" calcext:value-type="float">
            <text:p>34.32 %</text:p>
          </table:table-cell>
          <table:table-cell office:value-type="percentage" office:value="0.427258385744235" calcext:value-type="percentage">
            <text:p>42.73 %</text:p>
          </table:table-cell>
          <table:table-cell office:value-type="percentage" office:value="0.573584905660377" calcext:value-type="percentage">
            <text:p>57.36 %</text:p>
          </table:table-cell>
          <table:table-cell/>
          <table:table-cell office:value-type="float" office:value="33.75" calcext:value-type="float">
            <text:p>33.75 %</text:p>
          </table:table-cell>
          <table:table-cell office:value-type="percentage" office:value="0.436468850363403" calcext:value-type="percentage">
            <text:p>43.65 %</text:p>
          </table:table-cell>
          <table:table-cell office:value-type="percentage" office:value="0.572955974842767" calcext:value-type="percentage">
            <text:p>57.3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9.81" calcext:value-type="float">
            <text:p>59.81 %</text:p>
          </table:table-cell>
          <table:table-cell office:value-type="percentage" office:value="0.661211853162318" calcext:value-type="percentage">
            <text:p>66.12 %</text:p>
          </table:table-cell>
          <table:table-cell office:value-type="percentage" office:value="0.338788146837682" calcext:value-type="percentage">
            <text:p>33.88 %</text:p>
          </table:table-cell>
          <table:table-cell/>
          <table:table-cell office:value-type="float" office:value="59.28" calcext:value-type="float">
            <text:p>59.28 %</text:p>
          </table:table-cell>
          <table:table-cell office:value-type="percentage" office:value="0.663407374365415" calcext:value-type="percentage">
            <text:p>66.34 %</text:p>
          </table:table-cell>
          <table:table-cell office:value-type="percentage" office:value="0.338788146837682" calcext:value-type="percentage">
            <text:p>33.88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36.4" calcext:value-type="float">
            <text:p>36.40 %</text:p>
          </table:table-cell>
          <table:table-cell office:value-type="percentage" office:value="0.447910219424775" calcext:value-type="percentage">
            <text:p>44.79 %</text:p>
          </table:table-cell>
          <table:table-cell office:value-type="percentage" office:value="0.553107789142407" calcext:value-type="percentage">
            <text:p>55.31 %</text:p>
          </table:table-cell>
          <table:table-cell/>
          <table:table-cell office:value-type="float" office:value="35.77" calcext:value-type="float">
            <text:p>35.77 %</text:p>
          </table:table-cell>
          <table:table-cell office:value-type="percentage" office:value="0.455684526801511" calcext:value-type="percentage">
            <text:p>45.57 %</text:p>
          </table:table-cell>
          <table:table-cell office:value-type="percentage" office:value="0.553107789142407" calcext:value-type="percentage">
            <text:p>55.3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24" calcext:value-type="float">
            <text:p>52.24 %</text:p>
          </table:table-cell>
          <table:table-cell office:value-type="percentage" office:value="0.58357110983617" calcext:value-type="percentage">
            <text:p>58.36 %</text:p>
          </table:table-cell>
          <table:table-cell office:value-type="percentage" office:value="0.418244406196214" calcext:value-type="percentage">
            <text:p>41.82 %</text:p>
          </table:table-cell>
          <table:table-cell/>
          <table:table-cell office:value-type="float" office:value="51.32" calcext:value-type="float">
            <text:p>51.32 %</text:p>
          </table:table-cell>
          <table:table-cell office:value-type="percentage" office:value="0.585636373944222" calcext:value-type="percentage">
            <text:p>58.56 %</text:p>
          </table:table-cell>
          <table:table-cell office:value-type="percentage" office:value="0.421113023522662" calcext:value-type="percentage">
            <text:p>42.1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7.99" calcext:value-type="float">
            <text:p>37.99 %</text:p>
          </table:table-cell>
          <table:table-cell office:value-type="percentage" office:value="0.462248965409542" calcext:value-type="percentage">
            <text:p>46.22 %</text:p>
          </table:table-cell>
          <table:table-cell office:value-type="percentage" office:value="0.53829936753338" calcext:value-type="percentage">
            <text:p>53.83 %</text:p>
          </table:table-cell>
          <table:table-cell/>
          <table:table-cell office:value-type="float" office:value="37.57" calcext:value-type="float">
            <text:p>37.57 %</text:p>
          </table:table-cell>
          <table:table-cell office:value-type="percentage" office:value="0.468948288750304" calcext:value-type="percentage">
            <text:p>46.89 %</text:p>
          </table:table-cell>
          <table:table-cell office:value-type="percentage" office:value="0.539704848910752" calcext:value-type="percentage">
            <text:p>53.9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0.66" calcext:value-type="float">
            <text:p>50.66 %</text:p>
          </table:table-cell>
          <table:table-cell office:value-type="percentage" office:value="0.59468" calcext:value-type="percentage">
            <text:p>59.47 %</text:p>
          </table:table-cell>
          <table:table-cell office:value-type="percentage" office:value="0.405538461538461" calcext:value-type="percentage">
            <text:p>40.55 %</text:p>
          </table:table-cell>
          <table:table-cell/>
          <table:table-cell office:value-type="float" office:value="48.63" calcext:value-type="float">
            <text:p>48.63 %</text:p>
          </table:table-cell>
          <table:table-cell office:value-type="percentage" office:value="0.583766361137899" calcext:value-type="percentage">
            <text:p>58.38 %</text:p>
          </table:table-cell>
          <table:table-cell office:value-type="percentage" office:value="0.420615384615385" calcext:value-type="percentage">
            <text:p>42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3.43" calcext:value-type="float">
            <text:p>53.43 %</text:p>
          </table:table-cell>
          <table:table-cell office:value-type="percentage" office:value="0.626481288292764" calcext:value-type="percentage">
            <text:p>62.65 %</text:p>
          </table:table-cell>
          <table:table-cell office:value-type="percentage" office:value="0.374366616989568" calcext:value-type="percentage">
            <text:p>37.44 %</text:p>
          </table:table-cell>
          <table:table-cell/>
          <table:table-cell office:value-type="float" office:value="51.55" calcext:value-type="float">
            <text:p>51.55 %</text:p>
          </table:table-cell>
          <table:table-cell office:value-type="percentage" office:value="0.611613762107995" calcext:value-type="percentage">
            <text:p>61.16 %</text:p>
          </table:table-cell>
          <table:table-cell office:value-type="percentage" office:value="0.392250372578241" calcext:value-type="percentage">
            <text:p>39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63" calcext:value-type="float">
            <text:p>52.63 %</text:p>
          </table:table-cell>
          <table:table-cell office:value-type="percentage" office:value="0.620940260719673" calcext:value-type="percentage">
            <text:p>62.09 %</text:p>
          </table:table-cell>
          <table:table-cell office:value-type="percentage" office:value="0.380090497737556" calcext:value-type="percentage">
            <text:p>38.01 %</text:p>
          </table:table-cell>
          <table:table-cell/>
          <table:table-cell office:value-type="float" office:value="50.82" calcext:value-type="float">
            <text:p>50.82 %</text:p>
          </table:table-cell>
          <table:table-cell office:value-type="percentage" office:value="0.610529546326984" calcext:value-type="percentage">
            <text:p>61.05 %</text:p>
          </table:table-cell>
          <table:table-cell office:value-type="percentage" office:value="0.396250808015514" calcext:value-type="percentage">
            <text:p>39.6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3.42" calcext:value-type="float">
            <text:p>63.42 %</text:p>
          </table:table-cell>
          <table:table-cell office:value-type="percentage" office:value="0.702110708131844" calcext:value-type="percentage">
            <text:p>70.21 %</text:p>
          </table:table-cell>
          <table:table-cell office:value-type="percentage" office:value="0.298649324662331" calcext:value-type="percentage">
            <text:p>29.86 %</text:p>
          </table:table-cell>
          <table:table-cell/>
          <table:table-cell office:value-type="float" office:value="61.89" calcext:value-type="float">
            <text:p>61.89 %</text:p>
          </table:table-cell>
          <table:table-cell office:value-type="percentage" office:value="0.692504086153129" calcext:value-type="percentage">
            <text:p>69.25 %</text:p>
          </table:table-cell>
          <table:table-cell office:value-type="percentage" office:value="0.311905952976488" calcext:value-type="percentage">
            <text:p>31.1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55.14" calcext:value-type="float">
            <text:p>55.14 %</text:p>
          </table:table-cell>
          <table:table-cell office:value-type="percentage" office:value="0.642646892655367" calcext:value-type="percentage">
            <text:p>64.26 %</text:p>
          </table:table-cell>
          <table:table-cell office:value-type="percentage" office:value="0.358397534668721" calcext:value-type="percentage">
            <text:p>35.84 %</text:p>
          </table:table-cell>
          <table:table-cell/>
          <table:table-cell office:value-type="float" office:value="52.59" calcext:value-type="float">
            <text:p>52.59 %</text:p>
          </table:table-cell>
          <table:table-cell office:value-type="percentage" office:value="0.627930984765013" calcext:value-type="percentage">
            <text:p>62.79 %</text:p>
          </table:table-cell>
          <table:table-cell office:value-type="percentage" office:value="0.376579352850539" calcext:value-type="percentage">
            <text:p>37.66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5:.C19])" office:value-type="float" office:value="47.5846666666667" calcext:value-type="float">
            <text:p>47.58 %</text:p>
          </table:table-cell>
          <table:table-cell table:style-name="ce17" table:formula="of:=AVERAGE([.D5:.D19])" office:value-type="percentage" office:value="0.556916909475533" calcext:value-type="percentage">
            <text:p>55.69 %</text:p>
          </table:table-cell>
          <table:table-cell table:style-name="ce17" table:formula="of:=AVERAGE([.E5:.E19])" office:value-type="percentage" office:value="0.443786293943695" calcext:value-type="percentage">
            <text:p>44.38 %</text:p>
          </table:table-cell>
          <table:table-cell table:style-name="ce6"/>
          <table:table-cell table:style-name="ce21" table:formula="of:=AVERAGE([.G5:.G19])" office:value-type="float" office:value="46.4593333333333" calcext:value-type="float">
            <text:p>46.46 %</text:p>
          </table:table-cell>
          <table:table-cell table:style-name="ce17" table:formula="of:=AVERAGE([.H5:.H19])" office:value-type="percentage" office:value="0.556511273741204" calcext:value-type="percentage">
            <text:p>55.65 %</text:p>
          </table:table-cell>
          <table:table-cell table:style-name="ce17" table:formula="of:=AVERAGE([.I5:.I19])" office:value-type="percentage" office:value="0.449432385963143" calcext:value-type="percentage">
            <text:p>44.94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7" table:formula="of:=[.G20]-[.C20]" office:value-type="float" office:value="-1.12533333333333" calcext:value-type="float">
            <text:p>-1.13 %</text:p>
          </table:table-cell>
          <table:table-cell table:style-name="ce32" table:formula="of:=[.H20]-[.D20]" office:value-type="percentage" office:value="-0.000405635734328169" calcext:value-type="percentage">
            <text:p>-0.04 %</text:p>
          </table:table-cell>
          <table:table-cell table:style-name="ce37" table:formula="of:=[.I20]-[.E20]" office:value-type="percentage" office:value="0.00564609201944755" calcext:value-type="percentage">
            <text:p>0.56 %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3</text:p>
          </table:table-cell>
          <table:table-cell office:value-type="float" office:value="73.8" calcext:value-type="float">
            <text:p>73.80 %</text:p>
          </table:table-cell>
          <table:table-cell office:value-type="percentage" office:value="0.7849649345472" calcext:value-type="percentage">
            <text:p>78.50 %</text:p>
          </table:table-cell>
          <table:table-cell office:value-type="percentage" office:value="0.216079666105294" calcext:value-type="percentage">
            <text:p>21.61 %</text:p>
          </table:table-cell>
          <table:table-cell/>
          <table:table-cell office:value-type="float" office:value="29.89" calcext:value-type="float">
            <text:p>29.89 %</text:p>
          </table:table-cell>
          <table:table-cell office:value-type="percentage" office:value="0.484761605509581" calcext:value-type="percentage">
            <text:p>48.48 %</text:p>
          </table:table-cell>
          <table:table-cell office:value-type="percentage" office:value="0.519001244782895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13" calcext:value-type="float">
            <text:p>72.13 %</text:p>
          </table:table-cell>
          <table:table-cell office:value-type="percentage" office:value="0.772818277537349" calcext:value-type="percentage">
            <text:p>77.28 %</text:p>
          </table:table-cell>
          <table:table-cell office:value-type="percentage" office:value="0.227951052081779" calcext:value-type="percentage">
            <text:p>22.80 %</text:p>
          </table:table-cell>
          <table:table-cell/>
          <table:table-cell office:value-type="float" office:value="26.26" calcext:value-type="float">
            <text:p>26.26 %</text:p>
          </table:table-cell>
          <table:table-cell office:value-type="percentage" office:value="0.46028032188597" calcext:value-type="percentage">
            <text:p>46.03 %</text:p>
          </table:table-cell>
          <table:table-cell office:value-type="percentage" office:value="0.544694821668408" calcext:value-type="percentage">
            <text:p>54.4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1.58" calcext:value-type="float">
            <text:p>71.58 %</text:p>
          </table:table-cell>
          <table:table-cell office:value-type="percentage" office:value="0.767724880340522" calcext:value-type="percentage">
            <text:p>76.77 %</text:p>
          </table:table-cell>
          <table:table-cell office:value-type="percentage" office:value="0.233190271816881" calcext:value-type="percentage">
            <text:p>23.32 %</text:p>
          </table:table-cell>
          <table:table-cell/>
          <table:table-cell office:value-type="float" office:value="24.31" calcext:value-type="float">
            <text:p>24.31 %</text:p>
          </table:table-cell>
          <table:table-cell office:value-type="percentage" office:value="0.446877763340372" calcext:value-type="percentage">
            <text:p>44.69 %</text:p>
          </table:table-cell>
          <table:table-cell office:value-type="percentage" office:value="0.557065649340327" calcext:value-type="percentage">
            <text:p>55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7662661883489" calcext:value-type="percentage">
            <text:p>77.66 %</text:p>
          </table:table-cell>
          <table:table-cell office:value-type="percentage" office:value="0.223636117503723" calcext:value-type="percentage">
            <text:p>22.36 %</text:p>
          </table:table-cell>
          <table:table-cell/>
          <table:table-cell office:value-type="float" office:value="26.76" calcext:value-type="float">
            <text:p>26.76 %</text:p>
          </table:table-cell>
          <table:table-cell office:value-type="percentage" office:value="0.456548981722359" calcext:value-type="percentage">
            <text:p>45.65 %</text:p>
          </table:table-cell>
          <table:table-cell office:value-type="percentage" office:value="0.546703668607012" calcext:value-type="percentage">
            <text:p>54.6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35" calcext:value-type="float">
            <text:p>72.35 %</text:p>
          </table:table-cell>
          <table:table-cell office:value-type="percentage" office:value="0.772133728309702" calcext:value-type="percentage">
            <text:p>77.21 %</text:p>
          </table:table-cell>
          <table:table-cell office:value-type="percentage" office:value="0.228167743874944" calcext:value-type="percentage">
            <text:p>22.82 %</text:p>
          </table:table-cell>
          <table:table-cell/>
          <table:table-cell office:value-type="float" office:value="25.02" calcext:value-type="float">
            <text:p>25.02 %</text:p>
          </table:table-cell>
          <table:table-cell office:value-type="percentage" office:value="0.454601287968625" calcext:value-type="percentage">
            <text:p>45.46 %</text:p>
          </table:table-cell>
          <table:table-cell office:value-type="percentage" office:value="0.550278070043589" calcext:value-type="percentage">
            <text:p>55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" calcext:value-type="float">
            <text:p>72.00 %</text:p>
          </table:table-cell>
          <table:table-cell office:value-type="percentage" office:value="0.768897215230638" calcext:value-type="percentage">
            <text:p>76.89 %</text:p>
          </table:table-cell>
          <table:table-cell office:value-type="percentage" office:value="0.231561284417665" calcext:value-type="percentage">
            <text:p>23.16 %</text:p>
          </table:table-cell>
          <table:table-cell/>
          <table:table-cell office:value-type="float" office:value="23.62" calcext:value-type="float">
            <text:p>23.62 %</text:p>
          </table:table-cell>
          <table:table-cell office:value-type="percentage" office:value="0.437146931686759" calcext:value-type="percentage">
            <text:p>43.71 %</text:p>
          </table:table-cell>
          <table:table-cell office:value-type="percentage" office:value="0.567081076958279" calcext:value-type="percentage">
            <text:p>56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5194240695463" calcext:value-type="percentage">
            <text:p>81.52 %</text:p>
          </table:table-cell>
          <table:table-cell office:value-type="percentage" office:value="0.185626045553983" calcext:value-type="percentage">
            <text:p>18.56 %</text:p>
          </table:table-cell>
          <table:table-cell/>
          <table:table-cell office:value-type="float" office:value="40.17" calcext:value-type="float">
            <text:p>40.17 %</text:p>
          </table:table-cell>
          <table:table-cell office:value-type="percentage" office:value="0.56025652794738" calcext:value-type="percentage">
            <text:p>56.03 %</text:p>
          </table:table-cell>
          <table:table-cell office:value-type="percentage" office:value="0.443636597606486" calcext:value-type="percentage">
            <text:p>44.36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73.45" calcext:value-type="float">
            <text:p>73.45 %</text:p>
          </table:table-cell>
          <table:table-cell office:value-type="percentage" office:value="0.779595045847021" calcext:value-type="percentage">
            <text:p>77.96 %</text:p>
          </table:table-cell>
          <table:table-cell office:value-type="percentage" office:value="0.220642443391259" calcext:value-type="percentage">
            <text:p>22.06 %</text:p>
          </table:table-cell>
          <table:table-cell/>
          <table:table-cell office:value-type="float" office:value="28.86" calcext:value-type="float">
            <text:p>28.86 %</text:p>
          </table:table-cell>
          <table:table-cell office:value-type="percentage" office:value="0.476934682140712" calcext:value-type="percentage">
            <text:p>47.69 %</text:p>
          </table:table-cell>
          <table:table-cell office:value-type="percentage" office:value="0.526893853908072" calcext:value-type="percentage">
            <text:p>52.6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38" calcext:value-type="float">
            <text:p>74.38 %</text:p>
          </table:table-cell>
          <table:table-cell office:value-type="percentage" office:value="0.785606399005027" calcext:value-type="percentage">
            <text:p>78.56 %</text:p>
          </table:table-cell>
          <table:table-cell office:value-type="percentage" office:value="0.214724893583478" calcext:value-type="percentage">
            <text:p>21.47 %</text:p>
          </table:table-cell>
          <table:table-cell/>
          <table:table-cell office:value-type="float" office:value="30.19" calcext:value-type="float">
            <text:p>30.19 %</text:p>
          </table:table-cell>
          <table:table-cell office:value-type="percentage" office:value="0.486081023296402" calcext:value-type="percentage">
            <text:p>48.61 %</text:p>
          </table:table-cell>
          <table:table-cell office:value-type="percentage" office:value="0.517341951757843" calcext:value-type="percentage">
            <text:p>51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8" calcext:value-type="float">
            <text:p>75.78 %</text:p>
          </table:table-cell>
          <table:table-cell office:value-type="percentage" office:value="0.797988959536772" calcext:value-type="percentage">
            <text:p>79.80 %</text:p>
          </table:table-cell>
          <table:table-cell office:value-type="percentage" office:value="0.202717865602793" calcext:value-type="percentage">
            <text:p>20.27 %</text:p>
          </table:table-cell>
          <table:table-cell/>
          <table:table-cell office:value-type="float" office:value="32.92" calcext:value-type="float">
            <text:p>32.92 %</text:p>
          </table:table-cell>
          <table:table-cell office:value-type="percentage" office:value="0.508657011237323" calcext:value-type="percentage">
            <text:p>50.87 %</text:p>
          </table:table-cell>
          <table:table-cell office:value-type="percentage" office:value="0.496135145243735" calcext:value-type="percentage">
            <text:p>49.6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57" calcext:value-type="float">
            <text:p>69.57 %</text:p>
          </table:table-cell>
          <table:table-cell office:value-type="percentage" office:value="0.74472924125922" calcext:value-type="percentage">
            <text:p>74.47 %</text:p>
          </table:table-cell>
          <table:table-cell office:value-type="percentage" office:value="0.25559077302342" calcext:value-type="percentage">
            <text:p>25.56 %</text:p>
          </table:table-cell>
          <table:table-cell/>
          <table:table-cell office:value-type="float" office:value="33.22" calcext:value-type="float">
            <text:p>33.22 %</text:p>
          </table:table-cell>
          <table:table-cell office:value-type="percentage" office:value="0.485820003674022" calcext:value-type="percentage">
            <text:p>48.58 %</text:p>
          </table:table-cell>
          <table:table-cell office:value-type="percentage" office:value="0.519017432646593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8.43" calcext:value-type="float">
            <text:p>68.43 %</text:p>
          </table:table-cell>
          <table:table-cell office:value-type="percentage" office:value="0.744557202839775" calcext:value-type="percentage">
            <text:p>74.46 %</text:p>
          </table:table-cell>
          <table:table-cell office:value-type="percentage" office:value="0.256224317138023" calcext:value-type="percentage">
            <text:p>25.62 %</text:p>
          </table:table-cell>
          <table:table-cell/>
          <table:table-cell office:value-type="float" office:value="32.89" calcext:value-type="float">
            <text:p>32.89 %</text:p>
          </table:table-cell>
          <table:table-cell office:value-type="percentage" office:value="0.510350218687815" calcext:value-type="percentage">
            <text:p>51.04 %</text:p>
          </table:table-cell>
          <table:table-cell office:value-type="percentage" office:value="0.494641849971799" calcext:value-type="percentage">
            <text:p>49.4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26" calcext:value-type="float">
            <text:p>69.26 %</text:p>
          </table:table-cell>
          <table:table-cell office:value-type="percentage" office:value="0.743664055815759" calcext:value-type="percentage">
            <text:p>74.37 %</text:p>
          </table:table-cell>
          <table:table-cell office:value-type="percentage" office:value="0.25680717631182" calcext:value-type="percentage">
            <text:p>25.68 %</text:p>
          </table:table-cell>
          <table:table-cell/>
          <table:table-cell office:value-type="float" office:value="34.31" calcext:value-type="float">
            <text:p>34.31 %</text:p>
          </table:table-cell>
          <table:table-cell office:value-type="percentage" office:value="0.493278462228123" calcext:value-type="percentage">
            <text:p>49.33 %</text:p>
          </table:table-cell>
          <table:table-cell office:value-type="percentage" office:value="0.511947289037072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66" calcext:value-type="float">
            <text:p>69.66 %</text:p>
          </table:table-cell>
          <table:table-cell office:value-type="percentage" office:value="0.753377131559436" calcext:value-type="percentage">
            <text:p>75.34 %</text:p>
          </table:table-cell>
          <table:table-cell office:value-type="percentage" office:value="0.247466842408765" calcext:value-type="percentage">
            <text:p>24.75 %</text:p>
          </table:table-cell>
          <table:table-cell/>
          <table:table-cell office:value-type="float" office:value="35.09" calcext:value-type="float">
            <text:p>35.09 %</text:p>
          </table:table-cell>
          <table:table-cell office:value-type="percentage" office:value="0.521720147811375" calcext:value-type="percentage">
            <text:p>52.17 %</text:p>
          </table:table-cell>
          <table:table-cell office:value-type="percentage" office:value="0.483894884257352" calcext:value-type="percentage">
            <text:p>48.3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69.69" calcext:value-type="float">
            <text:p>69.69 %</text:p>
          </table:table-cell>
          <table:table-cell office:value-type="percentage" office:value="0.74368438251136" calcext:value-type="percentage">
            <text:p>74.37 %</text:p>
          </table:table-cell>
          <table:table-cell office:value-type="percentage" office:value="0.256671403758093" calcext:value-type="percentage">
            <text:p>25.67 %</text:p>
          </table:table-cell>
          <table:table-cell/>
          <table:table-cell office:value-type="float" office:value="35.04" calcext:value-type="float">
            <text:p>35.04 %</text:p>
          </table:table-cell>
          <table:table-cell office:value-type="percentage" office:value="0.508591884324131" calcext:value-type="percentage">
            <text:p>50.86 %</text:p>
          </table:table-cell>
          <table:table-cell office:value-type="percentage" office:value="0.496210326859308" calcext:value-type="percentage">
            <text:p>49.62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24:.C38])" office:value-type="float" office:value="72.1793333333333" calcext:value-type="float">
            <text:p>72.18 %</text:p>
          </table:table-cell>
          <table:table-cell table:style-name="ce17" table:formula="of:=AVERAGE([.D24:.D38])" office:value-type="percentage" office:value="0.770104154258009" calcext:value-type="percentage">
            <text:p>77.01 %</text:p>
          </table:table-cell>
          <table:table-cell table:style-name="ce17" table:formula="of:=AVERAGE([.E24:.E38])" office:value-type="percentage" office:value="0.230470526438128" calcext:value-type="percentage">
            <text:p>23.05 %</text:p>
          </table:table-cell>
          <table:table-cell table:style-name="ce6"/>
          <table:table-cell table:style-name="ce21" table:formula="of:=AVERAGE([.G24:.G38])" office:value-type="float" office:value="30.57" calcext:value-type="float">
            <text:p>30.57 %</text:p>
          </table:table-cell>
          <table:table-cell table:style-name="ce17" table:formula="of:=AVERAGE([.H24:.H38])" office:value-type="percentage" office:value="0.486127123564063" calcext:value-type="percentage">
            <text:p>48.61 %</text:p>
          </table:table-cell>
          <table:table-cell table:style-name="ce17" table:formula="of:=AVERAGE([.I24:.I38])" office:value-type="percentage" office:value="0.518302924179251" calcext:value-type="percentage">
            <text:p>51.83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8" table:formula="of:=[.G39]-[.C39]" office:value-type="float" office:value="-41.6093333333333" calcext:value-type="float">
            <text:p>-41.61 %</text:p>
          </table:table-cell>
          <table:table-cell table:style-name="ce33" table:formula="of:=[.H39]-[.D39]" office:value-type="percentage" office:value="-0.283977030693945" calcext:value-type="percentage">
            <text:p>-28.40 %</text:p>
          </table:table-cell>
          <table:table-cell table:style-name="ce38" table:formula="of:=[.I39]-[.E39]" office:value-type="percentage" office:value="0.287832397741123" calcext:value-type="percentage">
            <text:p>28.78 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6</text:p>
          </table:table-cell>
          <table:table-cell office:value-type="float" office:value="76.92" calcext:value-type="float">
            <text:p>76.92 %</text:p>
          </table:table-cell>
          <table:table-cell office:value-type="percentage" office:value="0.808342579322885" calcext:value-type="percentage">
            <text:p>80.83 %</text:p>
          </table:table-cell>
          <table:table-cell office:value-type="percentage" office:value="0.192239532769328" calcext:value-type="percentage">
            <text:p>19.22 %</text:p>
          </table:table-cell>
          <table:table-cell/>
          <table:table-cell office:value-type="float" office:value="51.31" calcext:value-type="float">
            <text:p>51.31 %</text:p>
          </table:table-cell>
          <table:table-cell office:value-type="percentage" office:value="0.62842781492316" calcext:value-type="percentage">
            <text:p>62.84 %</text:p>
          </table:table-cell>
          <table:table-cell office:value-type="percentage" office:value="0.377991462869647" calcext:value-type="percentage">
            <text:p>37.8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809345137797" calcext:value-type="percentage">
            <text:p>78.09 %</text:p>
          </table:table-cell>
          <table:table-cell office:value-type="percentage" office:value="0.219902280680992" calcext:value-type="percentage">
            <text:p>21.99 %</text:p>
          </table:table-cell>
          <table:table-cell/>
          <table:table-cell office:value-type="float" office:value="42.06" calcext:value-type="float">
            <text:p>42.06 %</text:p>
          </table:table-cell>
          <table:table-cell office:value-type="percentage" office:value="0.563128411771093" calcext:value-type="percentage">
            <text:p>56.31 %</text:p>
          </table:table-cell>
          <table:table-cell office:value-type="percentage" office:value="0.443439449525774" calcext:value-type="percentage">
            <text:p>44.3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3" calcext:value-type="float">
            <text:p>77.43 %</text:p>
          </table:table-cell>
          <table:table-cell office:value-type="percentage" office:value="0.817970011623003" calcext:value-type="percentage">
            <text:p>81.80 %</text:p>
          </table:table-cell>
          <table:table-cell office:value-type="percentage" office:value="0.182938871231524" calcext:value-type="percentage">
            <text:p>18.29 %</text:p>
          </table:table-cell>
          <table:table-cell/>
          <table:table-cell office:value-type="float" office:value="52.01" calcext:value-type="float">
            <text:p>52.01 %</text:p>
          </table:table-cell>
          <table:table-cell office:value-type="percentage" office:value="0.641989788274196" calcext:value-type="percentage">
            <text:p>64.20 %</text:p>
          </table:table-cell>
          <table:table-cell office:value-type="percentage" office:value="0.364196007035517" calcext:value-type="percentage">
            <text:p>36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27" calcext:value-type="float">
            <text:p>77.27 %</text:p>
          </table:table-cell>
          <table:table-cell office:value-type="percentage" office:value="0.813872089228308" calcext:value-type="percentage">
            <text:p>81.39 %</text:p>
          </table:table-cell>
          <table:table-cell office:value-type="percentage" office:value="0.187075928917609" calcext:value-type="percentage">
            <text:p>18.71 %</text:p>
          </table:table-cell>
          <table:table-cell/>
          <table:table-cell office:value-type="float" office:value="51.27" calcext:value-type="float">
            <text:p>51.27 %</text:p>
          </table:table-cell>
          <table:table-cell office:value-type="percentage" office:value="0.631595690969152" calcext:value-type="percentage">
            <text:p>63.16 %</text:p>
          </table:table-cell>
          <table:table-cell office:value-type="percentage" office:value="0.374225290057277" calcext:value-type="percentage">
            <text:p>37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6" calcext:value-type="float">
            <text:p>76.06 %</text:p>
          </table:table-cell>
          <table:table-cell office:value-type="percentage" office:value="0.802721565479665" calcext:value-type="percentage">
            <text:p>80.27 %</text:p>
          </table:table-cell>
          <table:table-cell office:value-type="percentage" office:value="0.197956800934034" calcext:value-type="percentage">
            <text:p>19.80 %</text:p>
          </table:table-cell>
          <table:table-cell/>
          <table:table-cell office:value-type="float" office:value="48.81" calcext:value-type="float">
            <text:p>48.81 %</text:p>
          </table:table-cell>
          <table:table-cell office:value-type="percentage" office:value="0.615699488019858" calcext:value-type="percentage">
            <text:p>61.57 %</text:p>
          </table:table-cell>
          <table:table-cell office:value-type="percentage" office:value="0.390309398715703" calcext:value-type="percentage">
            <text:p>39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14" calcext:value-type="float">
            <text:p>79.14 %</text:p>
          </table:table-cell>
          <table:table-cell office:value-type="percentage" office:value="0.825617306361277" calcext:value-type="percentage">
            <text:p>82.56 %</text:p>
          </table:table-cell>
          <table:table-cell office:value-type="percentage" office:value="0.174991401383422" calcext:value-type="percentage">
            <text:p>17.50 %</text:p>
          </table:table-cell>
          <table:table-cell/>
          <table:table-cell office:value-type="float" office:value="30.95" calcext:value-type="float">
            <text:p>30.95 %</text:p>
          </table:table-cell>
          <table:table-cell office:value-type="percentage" office:value="0.506637446031071" calcext:value-type="percentage">
            <text:p>50.66 %</text:p>
          </table:table-cell>
          <table:table-cell office:value-type="percentage" office:value="0.501528642947224" calcext:value-type="percentage">
            <text:p>50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1" calcext:value-type="float">
            <text:p>76.01 %</text:p>
          </table:table-cell>
          <table:table-cell office:value-type="percentage" office:value="0.805543424762332" calcext:value-type="percentage">
            <text:p>80.55 %</text:p>
          </table:table-cell>
          <table:table-cell office:value-type="percentage" office:value="0.195050315373874" calcext:value-type="percentage">
            <text:p>19.51 %</text:p>
          </table:table-cell>
          <table:table-cell/>
          <table:table-cell office:value-type="float" office:value="20.62" calcext:value-type="float">
            <text:p>20.62 %</text:p>
          </table:table-cell>
          <table:table-cell office:value-type="percentage" office:value="0.450433296408595" calcext:value-type="percentage">
            <text:p>45.04 %</text:p>
          </table:table-cell>
          <table:table-cell office:value-type="percentage" office:value="0.558933988155424" calcext:value-type="percentage">
            <text:p>55.8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81.2" calcext:value-type="float">
            <text:p>81.20 %</text:p>
          </table:table-cell>
          <table:table-cell office:value-type="percentage" office:value="0.846297388862287" calcext:value-type="percentage">
            <text:p>84.63 %</text:p>
          </table:table-cell>
          <table:table-cell office:value-type="percentage" office:value="0.154268417812436" calcext:value-type="percentage">
            <text:p>15.43 %</text:p>
          </table:table-cell>
          <table:table-cell/>
          <table:table-cell office:value-type="float" office:value="37.31" calcext:value-type="float">
            <text:p>37.31 %</text:p>
          </table:table-cell>
          <table:table-cell office:value-type="percentage" office:value="0.554425002013982" calcext:value-type="percentage">
            <text:p>55.44 %</text:p>
          </table:table-cell>
          <table:table-cell office:value-type="percentage" office:value="0.452442027498461" calcext:value-type="percentage">
            <text:p>45.2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84" calcext:value-type="float">
            <text:p>79.84 %</text:p>
          </table:table-cell>
          <table:table-cell office:value-type="percentage" office:value="0.836044180414679" calcext:value-type="percentage">
            <text:p>83.60 %</text:p>
          </table:table-cell>
          <table:table-cell office:value-type="percentage" office:value="0.164600485186529" calcext:value-type="percentage">
            <text:p>16.46 %</text:p>
          </table:table-cell>
          <table:table-cell/>
          <table:table-cell office:value-type="float" office:value="32.35" calcext:value-type="float">
            <text:p>32.35 %</text:p>
          </table:table-cell>
          <table:table-cell office:value-type="percentage" office:value="0.520309351606434" calcext:value-type="percentage">
            <text:p>52.03 %</text:p>
          </table:table-cell>
          <table:table-cell office:value-type="percentage" office:value="0.48734503638899" calcext:value-type="percentage">
            <text:p>48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2" calcext:value-type="float">
            <text:p>76.12 %</text:p>
          </table:table-cell>
          <table:table-cell office:value-type="percentage" office:value="0.804061894752545" calcext:value-type="percentage">
            <text:p>80.41 %</text:p>
          </table:table-cell>
          <table:table-cell office:value-type="percentage" office:value="0.196393890713789" calcext:value-type="percentage">
            <text:p>19.64 %</text:p>
          </table:table-cell>
          <table:table-cell/>
          <table:table-cell office:value-type="float" office:value="19.73" calcext:value-type="float">
            <text:p>19.73 %</text:p>
          </table:table-cell>
          <table:table-cell office:value-type="percentage" office:value="0.439082761987946" calcext:value-type="percentage">
            <text:p>43.91 %</text:p>
          </table:table-cell>
          <table:table-cell office:value-type="percentage" office:value="0.570623636320042" calcext:value-type="percentage">
            <text:p>57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57" calcext:value-type="float">
            <text:p>80.57 %</text:p>
          </table:table-cell>
          <table:table-cell office:value-type="percentage" office:value="0.836102796540263" calcext:value-type="percentage">
            <text:p>83.61 %</text:p>
          </table:table-cell>
          <table:table-cell office:value-type="percentage" office:value="0.164274039502964" calcext:value-type="percentage">
            <text:p>16.43 %</text:p>
          </table:table-cell>
          <table:table-cell/>
          <table:table-cell office:value-type="float" office:value="39.05" calcext:value-type="float">
            <text:p>39.05 %</text:p>
          </table:table-cell>
          <table:table-cell office:value-type="percentage" office:value="0.555838524721541" calcext:value-type="percentage">
            <text:p>55.58 %</text:p>
          </table:table-cell>
          <table:table-cell office:value-type="percentage" office:value="0.448967133376657" calcext:value-type="percentage">
            <text:p>44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58" calcext:value-type="float">
            <text:p>79.58 %</text:p>
          </table:table-cell>
          <table:table-cell office:value-type="percentage" office:value="0.83150701321286" calcext:value-type="percentage">
            <text:p>83.15 %</text:p>
          </table:table-cell>
          <table:table-cell office:value-type="percentage" office:value="0.168869587109768" calcext:value-type="percentage">
            <text:p>16.89 %</text:p>
          </table:table-cell>
          <table:table-cell/>
          <table:table-cell office:value-type="float" office:value="35.33" calcext:value-type="float">
            <text:p>35.33 %</text:p>
          </table:table-cell>
          <table:table-cell office:value-type="percentage" office:value="0.54784141124618" calcext:value-type="percentage">
            <text:p>54.78 %</text:p>
          </table:table-cell>
          <table:table-cell office:value-type="percentage" office:value="0.456570996978852" calcext:value-type="percentage">
            <text:p>45.6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" calcext:value-type="float">
            <text:p>77.00 %</text:p>
          </table:table-cell>
          <table:table-cell office:value-type="percentage" office:value="0.811899870309284" calcext:value-type="percentage">
            <text:p>81.19 %</text:p>
          </table:table-cell>
          <table:table-cell office:value-type="percentage" office:value="0.188581578279624" calcext:value-type="percentage">
            <text:p>18.86 %</text:p>
          </table:table-cell>
          <table:table-cell/>
          <table:table-cell office:value-type="float" office:value="27.81" calcext:value-type="float">
            <text:p>27.81 %</text:p>
          </table:table-cell>
          <table:table-cell office:value-type="percentage" office:value="0.493038173482992" calcext:value-type="percentage">
            <text:p>49.30 %</text:p>
          </table:table-cell>
          <table:table-cell office:value-type="percentage" office:value="0.511875158589191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3469924846867" calcext:value-type="percentage">
            <text:p>81.35 %</text:p>
          </table:table-cell>
          <table:table-cell office:value-type="percentage" office:value="0.186983959300548" calcext:value-type="percentage">
            <text:p>18.70 %</text:p>
          </table:table-cell>
          <table:table-cell/>
          <table:table-cell office:value-type="float" office:value="29.55" calcext:value-type="float">
            <text:p>29.55 %</text:p>
          </table:table-cell>
          <table:table-cell office:value-type="percentage" office:value="0.514638335284721" calcext:value-type="percentage">
            <text:p>51.46 %</text:p>
          </table:table-cell>
          <table:table-cell office:value-type="percentage" office:value="0.491840649412026" calcext:value-type="percentage">
            <text:p>49.18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76.84" calcext:value-type="float">
            <text:p>76.84 %</text:p>
          </table:table-cell>
          <table:table-cell office:value-type="percentage" office:value="0.807626602848194" calcext:value-type="percentage">
            <text:p>80.76 %</text:p>
          </table:table-cell>
          <table:table-cell office:value-type="percentage" office:value="0.192949578342239" calcext:value-type="percentage">
            <text:p>19.29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9070606887222" calcext:value-type="percentage">
            <text:p>50.91 %</text:p>
          </table:table-cell>
          <table:table-cell office:value-type="percentage" office:value="0.496517841314863" calcext:value-type="percentage">
            <text:p>49.65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43:.C57])" office:value-type="float" office:value="77.6393333333333" calcext:value-type="float">
            <text:p>77.64 %</text:p>
          </table:table-cell>
          <table:table-cell table:style-name="ce17" table:formula="of:=AVERAGE([.D43:.D57])" office:value-type="percentage" office:value="0.81613407748961" calcext:value-type="percentage">
            <text:p>81.61 %</text:p>
          </table:table-cell>
          <table:table-cell table:style-name="ce17" table:formula="of:=AVERAGE([.E43:.E57])" office:value-type="percentage" office:value="0.184471777835912" calcext:value-type="percentage">
            <text:p>18.45 %</text:p>
          </table:table-cell>
          <table:table-cell/>
          <table:table-cell table:style-name="ce21" table:formula="of:=AVERAGE([.G43:.G57])" office:value-type="float" office:value="36.5253333333333" calcext:value-type="float">
            <text:p>36.53 %</text:p>
          </table:table-cell>
          <table:table-cell table:style-name="ce17" table:formula="of:=AVERAGE([.H43:.H57])" office:value-type="percentage" office:value="0.544810406908543" calcext:value-type="percentage">
            <text:p>54.48 %</text:p>
          </table:table-cell>
          <table:table-cell table:style-name="ce17" table:formula="of:=AVERAGE([.I43:.I57])" office:value-type="percentage" office:value="0.461787114612377" calcext:value-type="percentage">
            <text:p>46.18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19" table:formula="of:=[.G58]-[.C58]" office:value-type="float" office:value="-41.114" calcext:value-type="float">
            <text:p>-41.11 %</text:p>
          </table:table-cell>
          <table:table-cell table:style-name="ce41" table:formula="of:=[.H58]-[.D58]" office:value-type="percentage" office:value="-0.271323670581067" calcext:value-type="percentage">
            <text:p>-27.13 %</text:p>
          </table:table-cell>
          <table:table-cell table:style-name="ce42" table:formula="of:=[.I58]-[.E58]" office:value-type="percentage" office:value="0.277315336776465" calcext:value-type="percentage">
            <text:p>27.73 %</text:p>
          </table:table-cell>
          <table:table-cell/>
        </table:table-row>
        <table:table-row table:style-name="ro2" table:number-rows-repeated="1048516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erception_eval.H21:perception_eval.H21">
            <calcext:condition calcext:apply-style-name="Good" calcext:value="&lt;0" calcext:base-cell-address="perception_eval.H21"/>
          </calcext:conditional-format>
          <calcext:conditional-format calcext:target-range-address="perception_eval.I21:perception_eval.I21">
            <calcext:condition calcext:apply-style-name="Good" calcext:value="&gt;0" calcext:base-cell-address="perception_eval.I21"/>
          </calcext:conditional-format>
          <calcext:conditional-format calcext:target-range-address="perception_eval.G21:perception_eval.G21">
            <calcext:condition calcext:apply-style-name="Good" calcext:value="&lt;0" calcext:base-cell-address="perception_eval.G21"/>
          </calcext:conditional-format>
          <calcext:conditional-format calcext:target-range-address="perception_eval.H40:perception_eval.H40">
            <calcext:condition calcext:apply-style-name="Good" calcext:value="&lt;0" calcext:base-cell-address="perception_eval.H40"/>
          </calcext:conditional-format>
          <calcext:conditional-format calcext:target-range-address="perception_eval.I40:perception_eval.I40">
            <calcext:condition calcext:apply-style-name="Good" calcext:value="&gt;0" calcext:base-cell-address="perception_eval.I40"/>
          </calcext:conditional-format>
          <calcext:conditional-format calcext:target-range-address="perception_eval.G40:perception_eval.G40">
            <calcext:condition calcext:apply-style-name="Good" calcext:value="&lt;0" calcext:base-cell-address="perception_eval.G40"/>
          </calcext:conditional-format>
          <calcext:conditional-format calcext:target-range-address="perception_eval.G59:perception_eval.G59">
            <calcext:condition calcext:apply-style-name="Good" calcext:value="&lt;0" calcext:base-cell-address="perception_eval.G59"/>
          </calcext:conditional-format>
          <calcext:conditional-format calcext:target-range-address="perception_eval.H59:perception_eval.H59">
            <calcext:condition calcext:apply-style-name="Good" calcext:value="&lt;0" calcext:base-cell-address="perception_eval.H59"/>
          </calcext:conditional-format>
          <calcext:conditional-format calcext:target-range-address="perception_eval.I59:perception_eval.I59">
            <calcext:condition calcext:apply-style-name="Good" calcext:value="&gt;0" calcext:base-cell-address="perception_eval.I59"/>
          </calcext:conditional-format>
        </calcext:conditional-formats>
      </table:table>
      <table:table table:name="perception_decay eva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13"/>
          <table:table-cell table:style-name="ce4"/>
          <table:table-cell table:style-name="ce10" office:value-type="string" calcext:value-type="string" table:number-columns-spanned="3" table:number-rows-spanned="1">
            <text:p>Fused</text:p>
          </table:table-cell>
          <table:covered-table-cell table:number-columns-repeated="2" table:style-name="ce1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4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5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5:.C9])" office:value-type="float" office:value="76.636" calcext:value-type="float">
            <text:p>76.64 %</text:p>
          </table:table-cell>
          <table:table-cell table:style-name="ce17" table:formula="of:=AVERAGE([.D5:.D9])" office:value-type="percentage" office:value="0.810140337104233" calcext:value-type="percentage">
            <text:p>81.01 %</text:p>
          </table:table-cell>
          <table:table-cell table:style-name="ce17" table:formula="of:=AVERAGE([.E5:.E9])" office:value-type="percentage" office:value="0.190439109856499" calcext:value-type="percentage">
            <text:p>19.04 %</text:p>
          </table:table-cell>
          <table:table-cell table:style-name="ce6"/>
          <table:table-cell table:style-name="ce21" table:formula="of:=AVERAGE([.G5:.G9])" office:value-type="float" office:value="23.344" calcext:value-type="float">
            <text:p>23.34 %</text:p>
          </table:table-cell>
          <table:table-cell table:style-name="ce17" table:formula="of:=AVERAGE([.H5:.H9])" office:value-type="percentage" office:value="0.485516250976103" calcext:value-type="percentage">
            <text:p>48.55 %</text:p>
          </table:table-cell>
          <table:table-cell table:style-name="ce17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6"/>
          <table:table-cell table:style-name="ce21"/>
          <table:table-cell table:style-name="ce17" table:number-columns-repeated="2"/>
          <table:table-cell table:style-name="ce6"/>
          <table:table-cell table:style-name="ce31" table:formula="of:=[.G10]-[.C10]" office:value-type="float" office:value="-53.292" calcext:value-type="float">
            <text:p>-53.29 %</text:p>
          </table:table-cell>
          <table:table-cell table:style-name="ce52" table:formula="of:=[.H10]-[.D10]" office:value-type="percentage" office:value="-0.32462408612813" calcext:value-type="percentage">
            <text:p>-32.46 %</text:p>
          </table:table-cell>
          <table:table-cell table:style-name="ce57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5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12:.C16])" office:value-type="float" office:value="76.898" calcext:value-type="float">
            <text:p>76.90 %</text:p>
          </table:table-cell>
          <table:table-cell table:style-name="ce17" table:formula="of:=AVERAGE([.D12:.D16])" office:value-type="percentage" office:value="0.811515919280441" calcext:value-type="percentage">
            <text:p>81.15 %</text:p>
          </table:table-cell>
          <table:table-cell table:style-name="ce17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21" table:formula="of:=AVERAGE([.G12:.G16])" office:value-type="float" office:value="23.536" calcext:value-type="float">
            <text:p>23.54 %</text:p>
          </table:table-cell>
          <table:table-cell table:style-name="ce17" table:formula="of:=AVERAGE([.H12:.H16])" office:value-type="percentage" office:value="0.470124420821078" calcext:value-type="percentage">
            <text:p>47.01 %</text:p>
          </table:table-cell>
          <table:table-cell table:style-name="ce17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48" table:formula="of:=[.G17]-[.C17]" office:value-type="float" office:value="-53.362" calcext:value-type="float">
            <text:p>-53.36 %</text:p>
          </table:table-cell>
          <table:table-cell table:style-name="ce53" table:formula="of:=[.H17]-[.D17]" office:value-type="percentage" office:value="-0.341391498459363" calcext:value-type="percentage">
            <text:p>-34.14 %</text:p>
          </table:table-cell>
          <table:table-cell table:style-name="ce58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5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19:.C23])" office:value-type="float" office:value="76.868" calcext:value-type="float">
            <text:p>76.87 %</text:p>
          </table:table-cell>
          <table:table-cell table:style-name="ce17" table:formula="of:=AVERAGE([.D19:.D23])" office:value-type="percentage" office:value="0.810280147410844" calcext:value-type="percentage">
            <text:p>81.03 %</text:p>
          </table:table-cell>
          <table:table-cell table:style-name="ce17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21" table:formula="of:=AVERAGE([.G19:.G23])" office:value-type="float" office:value="24.128" calcext:value-type="float">
            <text:p>24.13 %</text:p>
          </table:table-cell>
          <table:table-cell table:style-name="ce17" table:formula="of:=AVERAGE([.H19:.H23])" office:value-type="percentage" office:value="0.475061201291725" calcext:value-type="percentage">
            <text:p>47.51 %</text:p>
          </table:table-cell>
          <table:table-cell table:style-name="ce17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49" table:formula="of:=[.G24]-[.C24]" office:value-type="float" office:value="-52.74" calcext:value-type="float">
            <text:p>-52.74 %</text:p>
          </table:table-cell>
          <table:table-cell table:style-name="ce36" table:formula="of:=[.H24]-[.D24]" office:value-type="percentage" office:value="-0.335218946119119" calcext:value-type="percentage">
            <text:p>-33.52 %</text:p>
          </table:table-cell>
          <table:table-cell table:style-name="ce59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5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3">
          <table:table-cell table:number-columns-repeated="2"/>
          <table:table-cell table:style-name="ce21" table:formula="of:=AVERAGE([.C26:.C30])" office:value-type="float" office:value="76.884" calcext:value-type="float">
            <text:p>76.88 %</text:p>
          </table:table-cell>
          <table:table-cell table:style-name="ce17" table:formula="of:=AVERAGE([.D26:.D30])" office:value-type="percentage" office:value="0.811699677072885" calcext:value-type="percentage">
            <text:p>81.17 %</text:p>
          </table:table-cell>
          <table:table-cell table:style-name="ce17" table:formula="of:=AVERAGE([.E26:.E30])" office:value-type="percentage" office:value="0.188990914357332" calcext:value-type="percentage">
            <text:p>18.90 %</text:p>
          </table:table-cell>
          <table:table-cell table:style-name="ce6"/>
          <table:table-cell table:style-name="ce29" table:formula="of:=AVERAGE([.G26:.G30])" office:value-type="float" office:value="24.418" calcext:value-type="float">
            <text:p>24.42 %</text:p>
          </table:table-cell>
          <table:table-cell table:style-name="ce34" table:formula="of:=AVERAGE([.H26:.H30])" office:value-type="percentage" office:value="0.466636774489819" calcext:value-type="percentage">
            <text:p>46.66 %</text:p>
          </table:table-cell>
          <table:table-cell table:style-name="ce39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21"/>
          <table:table-cell table:style-name="ce17" table:number-columns-repeated="2"/>
          <table:table-cell table:style-name="ce6"/>
          <table:table-cell table:style-name="ce30" table:formula="of:=[.G31]-[.C31]" office:value-type="float" office:value="-52.466" calcext:value-type="float">
            <text:p>-52.47 %</text:p>
          </table:table-cell>
          <table:table-cell table:style-name="ce35" table:formula="of:=[.H31]-[.D31]" office:value-type="percentage" office:value="-0.345062902583066" calcext:value-type="percentage">
            <text:p>-34.51 %</text:p>
          </table:table-cell>
          <table:table-cell table:style-name="ce40" table:formula="of:=[.I31]-[.E31]" office:value-type="percentage" office:value="0.352964881729148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perception_decay eval'.H11:'perception_decay eval'.H11">
            <calcext:condition calcext:apply-style-name="Good" calcext:value="&lt;0" calcext:base-cell-address="'perception_decay eval'.H11"/>
          </calcext:conditional-format>
          <calcext:conditional-format calcext:target-range-address="'perception_decay eval'.I11:'perception_decay eval'.I11">
            <calcext:condition calcext:apply-style-name="Good" calcext:value="&gt;0" calcext:base-cell-address="'perception_decay eval'.I11"/>
          </calcext:conditional-format>
          <calcext:conditional-format calcext:target-range-address="'perception_decay eval'.G18:'perception_decay eval'.G18">
            <calcext:condition calcext:apply-style-name="Good" calcext:value="&lt;0" calcext:base-cell-address="'perception_decay eval'.G18"/>
          </calcext:conditional-format>
          <calcext:conditional-format calcext:target-range-address="'perception_decay eval'.H18:'perception_decay eval'.H18">
            <calcext:condition calcext:apply-style-name="Good" calcext:value="&lt;0" calcext:base-cell-address="'perception_decay eval'.H18"/>
          </calcext:conditional-format>
          <calcext:conditional-format calcext:target-range-address="'perception_decay eval'.I18:'perception_decay eval'.I18">
            <calcext:condition calcext:apply-style-name="Good" calcext:value="&gt;0" calcext:base-cell-address="'perception_decay eval'.I18"/>
          </calcext:conditional-format>
          <calcext:conditional-format calcext:target-range-address="'perception_decay eval'.G25:'perception_decay eval'.G25">
            <calcext:condition calcext:apply-style-name="Good" calcext:value="&lt;0" calcext:base-cell-address="'perception_decay eval'.G25"/>
          </calcext:conditional-format>
          <calcext:conditional-format calcext:target-range-address="'perception_decay eval'.H25:'perception_decay eval'.H25">
            <calcext:condition calcext:apply-style-name="Good" calcext:value="&lt;0" calcext:base-cell-address="'perception_decay eval'.H25"/>
          </calcext:conditional-format>
          <calcext:conditional-format calcext:target-range-address="'perception_decay eval'.I25:'perception_decay eval'.I25">
            <calcext:condition calcext:apply-style-name="Good" calcext:value="&gt;0" calcext:base-cell-address="'perception_decay eval'.I25"/>
          </calcext:conditional-format>
          <calcext:conditional-format calcext:target-range-address="'perception_decay eval'.G11:'perception_decay eval'.G11">
            <calcext:condition calcext:apply-style-name="Good" calcext:value="&lt;0" calcext:base-cell-address="'perception_decay eval'.G11"/>
          </calcext:conditional-format>
          <calcext:conditional-format calcext:target-range-address="'perception_decay eval'.H31:'perception_decay eval'.H31">
            <calcext:condition calcext:apply-style-name="Good" calcext:value="&lt;0" calcext:base-cell-address="'perception_decay eval'.H31"/>
          </calcext:conditional-format>
          <calcext:conditional-format calcext:target-range-address="'perception_decay eval'.G31:'perception_decay eval'.G31">
            <calcext:condition calcext:apply-style-name="Good" calcext:value="&lt;0" calcext:base-cell-address="'perception_decay eval'.G31"/>
          </calcext:conditional-format>
          <calcext:conditional-format calcext:target-range-address="'perception_decay eval'.I31:'perception_decay eval'.I31">
            <calcext:condition calcext:apply-style-name="Good" calcext:value="&lt;0" calcext:base-cell-address="'perception_decay eval'.I31"/>
          </calcext:conditional-format>
          <calcext:conditional-format calcext:target-range-address="'perception_decay eval'.G32:'perception_decay eval'.G32">
            <calcext:condition calcext:apply-style-name="Good" calcext:value="&lt;0" calcext:base-cell-address="'perception_decay eval'.G32"/>
          </calcext:conditional-format>
          <calcext:conditional-format calcext:target-range-address="'perception_decay eval'.H32:'perception_decay eval'.H32">
            <calcext:condition calcext:apply-style-name="Good" calcext:value="&lt;0" calcext:base-cell-address="'perception_decay eval'.H32"/>
          </calcext:conditional-format>
          <calcext:conditional-format calcext:target-range-address="'perception_decay eval'.I32:'perception_decay eval'.I32">
            <calcext:condition calcext:apply-style-name="Good" calcext:value="&gt;0" calcext:base-cell-address="'perception_decay eval'.I32"/>
          </calcext:conditional-format>
        </calcext:conditional-formats>
      </table:table>
      <table:table table:name="pepception_eval_graphs" table:style-name="ta1">
        <table:shapes>
          <draw:frame draw:z-index="0" draw:style-name="gr1" draw:text-style-name="P1" svg:width="531.81pt" svg:height="163.81pt" svg:x="64.37pt" svg:y="402.75pt">
            <draw:object draw:notify-on-update-of-ranges="pepception_eval_graphs.K7:pepception_eval_graphs.K8 pepception_eval_graphs.L7:pepception_eval_graphs.L8 pepception_eval_graphs.M7:pepception_eval_graphs.M8 pepception_eval_graphs.M3:pepception_eval_graphs.M8 pepception_eval_graphs.N7:pepception_eval_graphs.N8 pepception_eval_graphs.O7:pepception_eval_graphs.O8 pepception_eval_graphs.P3:pepception_eval_graphs.P8 pepception_eval_graphs.P7:pepception_eval_graphs.P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0.16pt" svg:height="156.16pt" svg:x="64.83pt" svg:y="594.74pt">
            <draw:object draw:notify-on-update-of-ranges="pepception_eval_graphs.K15:pepception_eval_graphs.K16 pepception_eval_graphs.L15:pepception_eval_graphs.L16 pepception_eval_graphs.M15:pepception_eval_graphs.M16 pepception_eval_graphs.M11:pepception_eval_graphs.M16 pepception_eval_graphs.N15:pepception_eval_graphs.N16 pepception_eval_graphs.O15:pepception_eval_graphs.O16 pepception_eval_graphs.P11:pepception_eval_graphs.P16 pepception_eval_graphs.P15:pepception_eval_graphs.P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30.14pt" svg:height="146.78pt" svg:x="64.01pt" svg:y="773.06pt">
            <draw:object draw:notify-on-update-of-ranges="pepception_eval_graphs.K23:pepception_eval_graphs.K24 pepception_eval_graphs.L23:pepception_eval_graphs.L24 pepception_eval_graphs.M23:pepception_eval_graphs.M24 pepception_eval_graphs.M11:pepception_eval_graphs.M16 pepception_eval_graphs.N23:pepception_eval_graphs.N24 pepception_eval_graphs.O23:pepception_eval_graphs.O24 pepception_eval_graphs.P11:pepception_eval_graphs.P16 pepception_eval_graphs.P23:pepception_eval_graphs.P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2">
          <table:table-cell table:style-name="ce60" office:value-type="string" calcext:value-type="string" table:number-columns-spanned="1" table:number-rows-spanned="6">
            <text:p>% Unknown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formula="of:=MIN([$perception_eval.$G$5:$perception_eval.$G$19])" office:value-type="float" office:value="33.75" calcext:value-type="float">
            <text:p>33.75</text:p>
          </table:table-cell>
          <table:table-cell table:formula="of:=QUARTILE([$perception_eval.$G$5:$perception_eval.$G$19];1)" office:value-type="float" office:value="39.44" calcext:value-type="float">
            <text:p>39.44</text:p>
          </table:table-cell>
          <table:table-cell table:formula="of:=MEDIAN([$perception_eval.$G$5:$perception_eval.$G$19])" office:value-type="float" office:value="46.64" calcext:value-type="float">
            <text:p>46.64</text:p>
          </table:table-cell>
          <table:table-cell table:formula="of:=QUARTILE([$perception_eval.$G$5:$perception_eval.$G$19];3)" office:value-type="float" office:value="51.435" calcext:value-type="float">
            <text:p>51.435</text:p>
          </table:table-cell>
          <table:table-cell table:formula="of:=MAX([$perception_eval.$G$5:$perception_eval.$G$19])" office:value-type="float" office:value="61.89" calcext:value-type="float">
            <text:p>61.89</text:p>
          </table:table-cell>
          <table:table-cell/>
          <table:table-cell office:value-type="string" calcext:value-type="string">
            <text:p>N=1, with CP</text:p>
          </table:table-cell>
          <table:table-cell table:formula="of:=[.E3]" office:value-type="float" office:value="33.75" calcext:value-type="float">
            <text:p>33.75</text:p>
          </table:table-cell>
          <table:table-cell table:formula="of:=[.F3]-[.E3]" office:value-type="float" office:value="5.69" calcext:value-type="float">
            <text:p>5.69</text:p>
          </table:table-cell>
          <table:table-cell table:formula="of:=[.G3]-[.F3]" office:value-type="float" office:value="7.2" calcext:value-type="float">
            <text:p>7.2</text:p>
          </table:table-cell>
          <table:table-cell table:formula="of:=[.H3]-[.G3]" office:value-type="float" office:value="4.795" calcext:value-type="float">
            <text:p>4.795</text:p>
          </table:table-cell>
          <table:table-cell table:formula="of:=[.I3]-[.H3]" office:value-type="float" office:value="10.455" calcext:value-type="float">
            <text:p>10.455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formula="of:=MIN([$perception_eval.$C$5:$perception_eval.$C$19])" office:value-type="float" office:value="34.32" calcext:value-type="float">
            <text:p>34.32</text:p>
          </table:table-cell>
          <table:table-cell table:formula="of:=QUARTILE([$perception_eval.$C$5:$perception_eval.$C$19];1)" office:value-type="float" office:value="40.335" calcext:value-type="float">
            <text:p>40.335</text:p>
          </table:table-cell>
          <table:table-cell table:formula="of:=MEDIAN([$perception_eval.$C$5:$perception_eval.$C$19])" office:value-type="float" office:value="47.01" calcext:value-type="float">
            <text:p>47.01</text:p>
          </table:table-cell>
          <table:table-cell table:formula="of:=QUARTILE([$perception_eval.$C$5:$perception_eval.$C$19];3)" office:value-type="float" office:value="53.03" calcext:value-type="float">
            <text:p>53.03</text:p>
          </table:table-cell>
          <table:table-cell table:formula="of:=MAX([$perception_eval.$C$5:$perception_eval.$C$19])" office:value-type="float" office:value="63.42" calcext:value-type="float">
            <text:p>63.42</text:p>
          </table:table-cell>
          <table:table-cell/>
          <table:table-cell office:value-type="string" calcext:value-type="string">
            <text:p>N=1, without CP</text:p>
          </table:table-cell>
          <table:table-cell table:formula="of:=[.E4]" office:value-type="float" office:value="34.32" calcext:value-type="float">
            <text:p>34.32</text:p>
          </table:table-cell>
          <table:table-cell table:formula="of:=[.F4]-[.E4]" office:value-type="float" office:value="6.015" calcext:value-type="float">
            <text:p>6.015</text:p>
          </table:table-cell>
          <table:table-cell table:formula="of:=[.G4]-[.F4]" office:value-type="float" office:value="6.675" calcext:value-type="float">
            <text:p>6.675</text:p>
          </table:table-cell>
          <table:table-cell table:formula="of:=[.H4]-[.G4]" office:value-type="float" office:value="6.02" calcext:value-type="float">
            <text:p>6.02</text:p>
          </table:table-cell>
          <table:table-cell table:formula="of:=[.I4]-[.H4]" office:value-type="float" office:value="10.39" calcext:value-type="float">
            <text:p>10.39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formula="of:=MIN([$perception_eval.$G$24:$perception_eval.$G$38])" office:value-type="float" office:value="23.62" calcext:value-type="float">
            <text:p>23.62</text:p>
          </table:table-cell>
          <table:table-cell table:formula="of:=QUARTILE([$perception_eval.$G$24:$perception_eval.$G$38];1)" office:value-type="float" office:value="26.51" calcext:value-type="float">
            <text:p>26.51</text:p>
          </table:table-cell>
          <table:table-cell table:formula="of:=MEDIAN([$perception_eval.$G$24:$perception_eval.$G$38])" office:value-type="float" office:value="30.19" calcext:value-type="float">
            <text:p>30.19</text:p>
          </table:table-cell>
          <table:table-cell table:formula="of:=QUARTILE([$perception_eval.$G$24:$perception_eval.$G$38];3)" office:value-type="float" office:value="33.765" calcext:value-type="float">
            <text:p>33.765</text:p>
          </table:table-cell>
          <table:table-cell table:formula="of:=MAX([$perception_eval.$G$24:$perception_eval.$G$38])" office:value-type="float" office:value="40.17" calcext:value-type="float">
            <text:p>40.17</text:p>
          </table:table-cell>
          <table:table-cell/>
          <table:table-cell office:value-type="string" calcext:value-type="string">
            <text:p>N=3, with CP</text:p>
          </table:table-cell>
          <table:table-cell table:formula="of:=[.E5]" office:value-type="float" office:value="23.62" calcext:value-type="float">
            <text:p>23.62</text:p>
          </table:table-cell>
          <table:table-cell table:formula="of:=[.F5]-[.E5]" office:value-type="float" office:value="2.89" calcext:value-type="float">
            <text:p>2.89</text:p>
          </table:table-cell>
          <table:table-cell table:formula="of:=[.G5]-[.F5]" office:value-type="float" office:value="3.68" calcext:value-type="float">
            <text:p>3.68</text:p>
          </table:table-cell>
          <table:table-cell table:formula="of:=[.H5]-[.G5]" office:value-type="float" office:value="3.575" calcext:value-type="float">
            <text:p>3.575</text:p>
          </table:table-cell>
          <table:table-cell table:formula="of:=[.I5]-[.H5]" office:value-type="float" office:value="6.405" calcext:value-type="float">
            <text:p>6.405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formula="of:=MIN([$perception_eval.$C$24:$perception_eval.$C$38])" office:value-type="float" office:value="68.43" calcext:value-type="float">
            <text:p>68.43</text:p>
          </table:table-cell>
          <table:table-cell table:formula="of:=QUARTILE([$perception_eval.$C$24:$perception_eval.$C$38];1)" office:value-type="float" office:value="69.675" calcext:value-type="float">
            <text:p>69.675</text:p>
          </table:table-cell>
          <table:table-cell table:formula="of:=MEDIAN([$perception_eval.$C$24:$perception_eval.$C$38])" office:value-type="float" office:value="72.13" calcext:value-type="float">
            <text:p>72.13</text:p>
          </table:table-cell>
          <table:table-cell table:formula="of:=QUARTILE([$perception_eval.$C$24:$perception_eval.$C$38];3)" office:value-type="float" office:value="73.625" calcext:value-type="float">
            <text:p>73.625</text:p>
          </table:table-cell>
          <table:table-cell table:formula="of:=MAX([$perception_eval.$C$24:$perception_eval.$C$38])" office:value-type="float" office:value="77.45" calcext:value-type="float">
            <text:p>77.45</text:p>
          </table:table-cell>
          <table:table-cell/>
          <table:table-cell office:value-type="string" calcext:value-type="string">
            <text:p>N=3, without CP</text:p>
          </table:table-cell>
          <table:table-cell table:formula="of:=[.E6]" office:value-type="float" office:value="68.43" calcext:value-type="float">
            <text:p>68.43</text:p>
          </table:table-cell>
          <table:table-cell table:formula="of:=[.F6]-[.E6]" office:value-type="float" office:value="1.24499999999999" calcext:value-type="float">
            <text:p>1.24499999999999</text:p>
          </table:table-cell>
          <table:table-cell table:formula="of:=[.G6]-[.F6]" office:value-type="float" office:value="2.455" calcext:value-type="float">
            <text:p>2.455</text:p>
          </table:table-cell>
          <table:table-cell table:formula="of:=[.H6]-[.G6]" office:value-type="float" office:value="1.495" calcext:value-type="float">
            <text:p>1.495</text:p>
          </table:table-cell>
          <table:table-cell table:formula="of:=[.I6]-[.H6]" office:value-type="float" office:value="3.825" calcext:value-type="float">
            <text:p>3.825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formula="of:=MIN([$perception_eval.$G$43:$perception_eval.$G$57])" office:value-type="float" office:value="19.73" calcext:value-type="float">
            <text:p>19.73</text:p>
          </table:table-cell>
          <table:table-cell table:formula="of:=QUARTILE([$perception_eval.$G$43:$perception_eval.$G$57];1)" office:value-type="float" office:value="29.635" calcext:value-type="float">
            <text:p>29.635</text:p>
          </table:table-cell>
          <table:table-cell table:formula="of:=MEDIAN([$perception_eval.$G$43:$perception_eval.$G$57])" office:value-type="float" office:value="35.33" calcext:value-type="float">
            <text:p>35.33</text:p>
          </table:table-cell>
          <table:table-cell table:formula="of:=QUARTILE([$perception_eval.$G$43:$perception_eval.$G$57];3)" office:value-type="float" office:value="45.435" calcext:value-type="float">
            <text:p>45.435</text:p>
          </table:table-cell>
          <table:table-cell table:formula="of:=MAX([$perception_eval.$G$43:$perception_eval.$G$57])" office:value-type="float" office:value="52.01" calcext:value-type="float">
            <text:p>52.01</text:p>
          </table:table-cell>
          <table:table-cell/>
          <table:table-cell office:value-type="string" calcext:value-type="string">
            <text:p>With CP</text:p>
          </table:table-cell>
          <table:table-cell table:formula="of:=[.E7]" office:value-type="float" office:value="19.73" calcext:value-type="float">
            <text:p>19.73</text:p>
          </table:table-cell>
          <table:table-cell table:formula="of:=[.F7]-[.E7]" office:value-type="float" office:value="9.905" calcext:value-type="float">
            <text:p>9.905</text:p>
          </table:table-cell>
          <table:table-cell table:formula="of:=[.G7]-[.F7]" office:value-type="float" office:value="5.695" calcext:value-type="float">
            <text:p>5.695</text:p>
          </table:table-cell>
          <table:table-cell table:formula="of:=[.H7]-[.G7]" office:value-type="float" office:value="10.105" calcext:value-type="float">
            <text:p>10.105</text:p>
          </table:table-cell>
          <table:table-cell table:formula="of:=[.I7]-[.H7]" office:value-type="float" office:value="6.575" calcext:value-type="float">
            <text:p>6.575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formula="of:=MIN([$perception_eval.$C$43:$perception_eval.$C$57])" office:value-type="float" office:value="73.16" calcext:value-type="float">
            <text:p>73.16</text:p>
          </table:table-cell>
          <table:table-cell table:formula="of:=QUARTILE([$perception_eval.$C$43:$perception_eval.$C$57];1)" office:value-type="float" office:value="76.48" calcext:value-type="float">
            <text:p>76.48</text:p>
          </table:table-cell>
          <table:table-cell table:formula="of:=MEDIAN([$perception_eval.$C$43:$perception_eval.$C$57])" office:value-type="float" office:value="77.27" calcext:value-type="float">
            <text:p>77.27</text:p>
          </table:table-cell>
          <table:table-cell table:formula="of:=QUARTILE([$perception_eval.$C$43:$perception_eval.$C$57];3)" office:value-type="float" office:value="79.36" calcext:value-type="float">
            <text:p>79.36</text:p>
          </table:table-cell>
          <table:table-cell table:formula="of:=MAX([$perception_eval.$C$43:$perception_eval.$C$57])" office:value-type="float" office:value="81.2" calcext:value-type="float">
            <text:p>81.2</text:p>
          </table:table-cell>
          <table:table-cell/>
          <table:table-cell office:value-type="string" calcext:value-type="string">
            <text:p>Without CP</text:p>
          </table:table-cell>
          <table:table-cell table:formula="of:=[.E8]" office:value-type="float" office:value="73.16" calcext:value-type="float">
            <text:p>73.16</text:p>
          </table:table-cell>
          <table:table-cell table:formula="of:=[.F8]-[.E8]" office:value-type="float" office:value="3.32000000000001" calcext:value-type="float">
            <text:p>3.32000000000001</text:p>
          </table:table-cell>
          <table:table-cell table:formula="of:=[.G8]-[.F8]" office:value-type="float" office:value="0.789999999999992" calcext:value-type="float">
            <text:p>0.789999999999992</text:p>
          </table:table-cell>
          <table:table-cell table:formula="of:=[.H8]-[.G8]" office:value-type="float" office:value="2.09" calcext:value-type="float">
            <text:p>2.09</text:p>
          </table:table-cell>
          <table:table-cell table:formula="of:=[.I8]-[.H8]" office:value-type="float" office:value="1.84" calcext:value-type="float">
            <text:p>1.8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MSE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style-name="ce61" table:formula="of:=MIN([$perception_eval.$H$5:$perception_eval.$H$19])" office:value-type="percentage" office:value="0.436468850363403" calcext:value-type="percentage">
            <text:p>43.65%</text:p>
          </table:table-cell>
          <table:table-cell table:style-name="ce61" table:formula="of:=QUARTILE([$perception_eval.$H$5:$perception_eval.$H$19]; 1)" office:value-type="percentage" office:value="0.490398195043225" calcext:value-type="percentage">
            <text:p>49.04%</text:p>
          </table:table-cell>
          <table:table-cell table:style-name="ce61" table:formula="of:=MEDIAN([$perception_eval.$H$5:$perception_eval.$H$19])" office:value-type="percentage" office:value="0.550003507630132" calcext:value-type="percentage">
            <text:p>55.00%</text:p>
          </table:table-cell>
          <table:table-cell table:style-name="ce61" table:formula="of:=QUARTILE([$perception_eval.$H$5:$perception_eval.$H$19]; 3)" office:value-type="percentage" office:value="0.61107165421749" calcext:value-type="percentage">
            <text:p>61.11%</text:p>
          </table:table-cell>
          <table:table-cell table:style-name="ce61" table:formula="of:=MAX([$perception_eval.$H$5:$perception_eval.$H$19])" office:value-type="percentage" office:value="0.692504086153129" calcext:value-type="percentage">
            <text:p>69.25%</text:p>
          </table:table-cell>
          <table:table-cell/>
          <table:table-cell office:value-type="string" calcext:value-type="string">
            <text:p>N=1, with CP</text:p>
          </table:table-cell>
          <table:table-cell table:style-name="ce61" table:formula="of:=[.E11]" office:value-type="percentage" office:value="0.436468850363403" calcext:value-type="percentage">
            <text:p>43.65%</text:p>
          </table:table-cell>
          <table:table-cell table:style-name="ce61" table:formula="of:=[.F11]-[.E11]" office:value-type="percentage" office:value="0.0539293446798215" calcext:value-type="percentage">
            <text:p>5.39%</text:p>
          </table:table-cell>
          <table:table-cell table:style-name="ce61" table:formula="of:=[.G11]-[.F11]" office:value-type="percentage" office:value="0.0596053125869075" calcext:value-type="percentage">
            <text:p>5.96%</text:p>
          </table:table-cell>
          <table:table-cell table:style-name="ce61" table:formula="of:=[.H11]-[.G11]" office:value-type="percentage" office:value="0.0610681465873575" calcext:value-type="percentage">
            <text:p>6.11%</text:p>
          </table:table-cell>
          <table:table-cell table:style-name="ce61" table:formula="of:=[.I11]-[.H11]" office:value-type="percentage" office:value="0.0814324319356395" calcext:value-type="percentage">
            <text:p>8.14%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style-name="ce61" table:formula="of:=MIN([$perception_eval.$D$5:$perception_eval.$D$19])" office:value-type="percentage" office:value="0.427258385744235" calcext:value-type="percentage">
            <text:p>42.73%</text:p>
          </table:table-cell>
          <table:table-cell table:style-name="ce61" table:formula="of:=QUARTILE([$perception_eval.$D$5:$perception_eval.$D$19]; 1)" office:value-type="percentage" office:value="0.483694039518867" calcext:value-type="percentage">
            <text:p>48.37%</text:p>
          </table:table-cell>
          <table:table-cell table:style-name="ce61" table:formula="of:=MEDIAN([$perception_eval.$D$5:$perception_eval.$D$19])" office:value-type="percentage" office:value="0.545622688039457" calcext:value-type="percentage">
            <text:p>54.56%</text:p>
          </table:table-cell>
          <table:table-cell table:style-name="ce61" table:formula="of:=QUARTILE([$perception_eval.$D$5:$perception_eval.$D$19]; 3)" office:value-type="percentage" office:value="0.623710774506218" calcext:value-type="percentage">
            <text:p>62.37%</text:p>
          </table:table-cell>
          <table:table-cell table:style-name="ce61" table:formula="of:=MAX([$perception_eval.$D$5:$perception_eval.$D$19])" office:value-type="percentage" office:value="0.702110708131844" calcext:value-type="percentage">
            <text:p>70.21%</text:p>
          </table:table-cell>
          <table:table-cell/>
          <table:table-cell office:value-type="string" calcext:value-type="string">
            <text:p>N=1, without CP</text:p>
          </table:table-cell>
          <table:table-cell table:style-name="ce61" table:formula="of:=[.E12]" office:value-type="percentage" office:value="0.427258385744235" calcext:value-type="percentage">
            <text:p>42.73%</text:p>
          </table:table-cell>
          <table:table-cell table:style-name="ce61" table:formula="of:=[.F12]-[.E12]" office:value-type="percentage" office:value="0.0564356537746316" calcext:value-type="percentage">
            <text:p>5.64%</text:p>
          </table:table-cell>
          <table:table-cell table:style-name="ce61" table:formula="of:=[.G12]-[.F12]" office:value-type="percentage" office:value="0.0619286485205904" calcext:value-type="percentage">
            <text:p>6.19%</text:p>
          </table:table-cell>
          <table:table-cell table:style-name="ce61" table:formula="of:=[.H12]-[.G12]" office:value-type="percentage" office:value="0.0780880864667615" calcext:value-type="percentage">
            <text:p>7.81%</text:p>
          </table:table-cell>
          <table:table-cell table:style-name="ce61" table:formula="of:=[.I12]-[.H12]" office:value-type="percentage" office:value="0.0783999336256256" calcext:value-type="percentage">
            <text:p>7.84%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style-name="ce61" table:formula="of:=MIN([$perception_eval.$H$24:$perception_eval.$H$38])" office:value-type="percentage" office:value="0.437146931686759" calcext:value-type="percentage">
            <text:p>43.71%</text:p>
          </table:table-cell>
          <table:table-cell table:style-name="ce61" table:formula="of:=QUARTILE([$perception_eval.$H$24:$perception_eval.$H$38]; 1)" office:value-type="percentage" office:value="0.458414651804165" calcext:value-type="percentage">
            <text:p>45.84%</text:p>
          </table:table-cell>
          <table:table-cell table:style-name="ce61" table:formula="of:=MEDIAN([$perception_eval.$H$24:$perception_eval.$H$38])" office:value-type="percentage" office:value="0.485820003674022" calcext:value-type="percentage">
            <text:p>48.58%</text:p>
          </table:table-cell>
          <table:table-cell table:style-name="ce61" table:formula="of:=QUARTILE([$perception_eval.$H$24:$perception_eval.$H$38]; 3)" office:value-type="percentage" office:value="0.508624447780727" calcext:value-type="percentage">
            <text:p>50.86%</text:p>
          </table:table-cell>
          <table:table-cell table:style-name="ce61" table:formula="of:=MAX([$perception_eval.$H$24:$perception_eval.$H$38])" office:value-type="percentage" office:value="0.56025652794738" calcext:value-type="percentage">
            <text:p>56.03%</text:p>
          </table:table-cell>
          <table:table-cell/>
          <table:table-cell office:value-type="string" calcext:value-type="string">
            <text:p>N=3, with CP</text:p>
          </table:table-cell>
          <table:table-cell table:style-name="ce61" table:formula="of:=[.E13]" office:value-type="percentage" office:value="0.437146931686759" calcext:value-type="percentage">
            <text:p>43.71%</text:p>
          </table:table-cell>
          <table:table-cell table:style-name="ce61" table:formula="of:=[.F13]-[.E13]" office:value-type="percentage" office:value="0.0212677201174055" calcext:value-type="percentage">
            <text:p>2.13%</text:p>
          </table:table-cell>
          <table:table-cell table:style-name="ce61" table:formula="of:=[.G13]-[.F13]" office:value-type="percentage" office:value="0.0274053518698575" calcext:value-type="percentage">
            <text:p>2.74%</text:p>
          </table:table-cell>
          <table:table-cell table:style-name="ce61" table:formula="of:=[.H13]-[.G13]" office:value-type="percentage" office:value="0.022804444106705" calcext:value-type="percentage">
            <text:p>2.28%</text:p>
          </table:table-cell>
          <table:table-cell table:style-name="ce61" table:formula="of:=[.I13]-[.H13]" office:value-type="percentage" office:value="0.051632080166653" calcext:value-type="percentage">
            <text:p>5.16%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style-name="ce61" table:formula="of:=MIN([$perception_eval.$D$24:$perception_eval.$D$38])" office:value-type="percentage" office:value="0.743664055815759" calcext:value-type="percentage">
            <text:p>74.37%</text:p>
          </table:table-cell>
          <table:table-cell table:style-name="ce61" table:formula="of:=QUARTILE([$perception_eval.$D$24:$perception_eval.$D$38]; 1)" office:value-type="percentage" office:value="0.749053186409328" calcext:value-type="percentage">
            <text:p>74.91%</text:p>
          </table:table-cell>
          <table:table-cell table:style-name="ce61" table:formula="of:=MEDIAN([$perception_eval.$D$24:$perception_eval.$D$38])" office:value-type="percentage" office:value="0.772133728309702" calcext:value-type="percentage">
            <text:p>77.21%</text:p>
          </table:table-cell>
          <table:table-cell table:style-name="ce61" table:formula="of:=QUARTILE([$perception_eval.$D$24:$perception_eval.$D$38]; 3)" office:value-type="percentage" office:value="0.782279990197111" calcext:value-type="percentage">
            <text:p>78.23%</text:p>
          </table:table-cell>
          <table:table-cell table:style-name="ce61" table:formula="of:=MAX([$perception_eval.$D$24:$perception_eval.$D$38])" office:value-type="percentage" office:value="0.815194240695463" calcext:value-type="percentage">
            <text:p>81.52%</text:p>
          </table:table-cell>
          <table:table-cell/>
          <table:table-cell office:value-type="string" calcext:value-type="string">
            <text:p>N=3, without CP</text:p>
          </table:table-cell>
          <table:table-cell table:style-name="ce61" table:formula="of:=[.E14]" office:value-type="percentage" office:value="0.743664055815759" calcext:value-type="percentage">
            <text:p>74.37%</text:p>
          </table:table-cell>
          <table:table-cell table:style-name="ce61" table:formula="of:=[.F14]-[.E14]" office:value-type="percentage" office:value="0.00538913059356905" calcext:value-type="percentage">
            <text:p>0.54%</text:p>
          </table:table-cell>
          <table:table-cell table:style-name="ce61" table:formula="of:=[.G14]-[.F14]" office:value-type="percentage" office:value="0.023080541900374" calcext:value-type="percentage">
            <text:p>2.31%</text:p>
          </table:table-cell>
          <table:table-cell table:style-name="ce61" table:formula="of:=[.H14]-[.G14]" office:value-type="percentage" office:value="0.0101462618874085" calcext:value-type="percentage">
            <text:p>1.01%</text:p>
          </table:table-cell>
          <table:table-cell table:style-name="ce61" table:formula="of:=[.I14]-[.H14]" office:value-type="percentage" office:value="0.0329142504983525" calcext:value-type="percentage">
            <text:p>3.29%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H$43:$perception_eval.$H$57])" office:value-type="percentage" office:value="0.439082761987946" calcext:value-type="percentage">
            <text:p>43.91%</text:p>
          </table:table-cell>
          <table:table-cell table:style-name="ce61" table:formula="of:=QUARTILE([$perception_eval.$H$43:$perception_eval.$H$57]; 1)" office:value-type="percentage" office:value="0.507854026459147" calcext:value-type="percentage">
            <text:p>50.79%</text:p>
          </table:table-cell>
          <table:table-cell table:style-name="ce61" table:formula="of:=MEDIAN([$perception_eval.$H$43:$perception_eval.$H$57])" office:value-type="percentage" office:value="0.54784141124618" calcext:value-type="percentage">
            <text:p>54.78%</text:p>
          </table:table-cell>
          <table:table-cell table:style-name="ce61" table:formula="of:=QUARTILE([$perception_eval.$H$43:$perception_eval.$H$57]; 3)" office:value-type="percentage" office:value="0.589413949895476" calcext:value-type="percentage">
            <text:p>58.94%</text:p>
          </table:table-cell>
          <table:table-cell table:style-name="ce61" table:formula="of:=MAX([$perception_eval.$H$43:$perception_eval.$H$57])" office:value-type="percentage" office:value="0.641989788274196" calcext:value-type="percentage">
            <text:p>64.20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15]" office:value-type="percentage" office:value="0.439082761987946" calcext:value-type="percentage">
            <text:p>43.91%</text:p>
          </table:table-cell>
          <table:table-cell table:style-name="ce61" table:formula="of:=[.F15]-[.E15]" office:value-type="percentage" office:value="0.0687712644712005" calcext:value-type="percentage">
            <text:p>6.88%</text:p>
          </table:table-cell>
          <table:table-cell table:style-name="ce61" table:formula="of:=[.G15]-[.F15]" office:value-type="percentage" office:value="0.0399873847870335" calcext:value-type="percentage">
            <text:p>4.00%</text:p>
          </table:table-cell>
          <table:table-cell table:style-name="ce61" table:formula="of:=[.H15]-[.G15]" office:value-type="percentage" office:value="0.0415725386492956" calcext:value-type="percentage">
            <text:p>4.16%</text:p>
          </table:table-cell>
          <table:table-cell table:style-name="ce61" table:formula="of:=[.I15]-[.H15]" office:value-type="percentage" office:value="0.0525758383787205" calcext:value-type="percentage">
            <text:p>5.2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D$43:$perception_eval.$D$57])" office:value-type="percentage" office:value="0.7809345137797" calcext:value-type="percentage">
            <text:p>78.09%</text:p>
          </table:table-cell>
          <table:table-cell table:style-name="ce61" table:formula="of:=QUARTILE([$perception_eval.$D$43:$perception_eval.$D$57]; 1)" office:value-type="percentage" office:value="0.806585013805263" calcext:value-type="percentage">
            <text:p>80.66%</text:p>
          </table:table-cell>
          <table:table-cell table:style-name="ce61" table:formula="of:=MEDIAN([$perception_eval.$D$43:$perception_eval.$D$57])" office:value-type="percentage" office:value="0.813469924846867" calcext:value-type="percentage">
            <text:p>81.35%</text:p>
          </table:table-cell>
          <table:table-cell table:style-name="ce61" table:formula="of:=QUARTILE([$perception_eval.$D$43:$perception_eval.$D$57]; 3)" office:value-type="percentage" office:value="0.828562159787068" calcext:value-type="percentage">
            <text:p>82.86%</text:p>
          </table:table-cell>
          <table:table-cell table:style-name="ce61" table:formula="of:=MAX([$perception_eval.$D$43:$perception_eval.$D$57])" office:value-type="percentage" office:value="0.846297388862287" calcext:value-type="percentage">
            <text:p>84.63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16]" office:value-type="percentage" office:value="0.7809345137797" calcext:value-type="percentage">
            <text:p>78.09%</text:p>
          </table:table-cell>
          <table:table-cell table:style-name="ce61" table:formula="of:=[.F16]-[.E16]" office:value-type="percentage" office:value="0.025650500025563" calcext:value-type="percentage">
            <text:p>2.57%</text:p>
          </table:table-cell>
          <table:table-cell table:style-name="ce61" table:formula="of:=[.G16]-[.F16]" office:value-type="percentage" office:value="0.00688491104160405" calcext:value-type="percentage">
            <text:p>0.69%</text:p>
          </table:table-cell>
          <table:table-cell table:style-name="ce61" table:formula="of:=[.H16]-[.G16]" office:value-type="percentage" office:value="0.0150922349402014" calcext:value-type="percentage">
            <text:p>1.51%</text:p>
          </table:table-cell>
          <table:table-cell table:style-name="ce61" table:formula="of:=[.I16]-[.H16]" office:value-type="percentage" office:value="0.0177352290752186" calcext:value-type="percentage">
            <text:p>1.7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ACC</text:p>
          </table:table-cell>
          <table:table-cell office:value-type="string" calcext:value-type="string">
            <text:p>N=1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I$43:$perception_eval.$I$57])" office:value-type="percentage" office:value="0.364196007035517" calcext:value-type="percentage">
            <text:p>36.42%</text:p>
          </table:table-cell>
          <table:table-cell table:style-name="ce61" table:formula="of:=QUARTILE([$perception_eval.$I$43:$perception_eval.$I$57]; 1)" office:value-type="percentage" office:value="0.416874424120739" calcext:value-type="percentage">
            <text:p>41.69%</text:p>
          </table:table-cell>
          <table:table-cell table:style-name="ce62" table:formula="of:=MEDIAN([$perception_eval.$I$43:$perception_eval.$I$57])" office:value-type="percentage" office:value="0.456570996978852" calcext:value-type="percentage">
            <text:p>45.66%</text:p>
          </table:table-cell>
          <table:table-cell table:style-name="ce61" table:formula="of:=QUARTILE([$perception_eval.$I$43:$perception_eval.$I$57]; 3)" office:value-type="percentage" office:value="0.499023242131044" calcext:value-type="percentage">
            <text:p>49.90%</text:p>
          </table:table-cell>
          <table:table-cell table:style-name="ce61" table:formula="of:=MAX([$perception_eval.$I$43:$perception_eval.$I$57])" office:value-type="percentage" office:value="0.570623636320042" calcext:value-type="percentage">
            <text:p>57.06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23]" office:value-type="percentage" office:value="0.364196007035517" calcext:value-type="percentage">
            <text:p>36.42%</text:p>
          </table:table-cell>
          <table:table-cell table:style-name="ce61" table:formula="of:=[.F23]-[.E23]" office:value-type="percentage" office:value="0.0526784170852215" calcext:value-type="percentage">
            <text:p>5.27%</text:p>
          </table:table-cell>
          <table:table-cell table:style-name="ce61" table:formula="of:=[.G23]-[.F23]" office:value-type="percentage" office:value="0.0396965728581136" calcext:value-type="percentage">
            <text:p>3.97%</text:p>
          </table:table-cell>
          <table:table-cell table:style-name="ce61" table:formula="of:=[.H23]-[.G23]" office:value-type="percentage" office:value="0.0424522451521915" calcext:value-type="percentage">
            <text:p>4.25%</text:p>
          </table:table-cell>
          <table:table-cell table:style-name="ce61" table:formula="of:=[.I23]-[.H23]" office:value-type="percentage" office:value="0.0716003941889985" calcext:value-type="percentage">
            <text:p>7.1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E$43:$perception_eval.$E$57])" office:value-type="percentage" office:value="0.154268417812436" calcext:value-type="percentage">
            <text:p>15.43%</text:p>
          </table:table-cell>
          <table:table-cell table:style-name="ce61" table:formula="of:=QUARTILE([$perception_eval.$E$43:$perception_eval.$E$57]; 1)" office:value-type="percentage" office:value="0.171930494246595" calcext:value-type="percentage">
            <text:p>17.19%</text:p>
          </table:table-cell>
          <table:table-cell table:style-name="ce61" table:formula="of:=MEDIAN([$perception_eval.$E$43:$perception_eval.$E$57])" office:value-type="percentage" office:value="0.187075928917609" calcext:value-type="percentage">
            <text:p>18.71%</text:p>
          </table:table-cell>
          <table:table-cell table:style-name="ce61" table:formula="of:=QUARTILE([$perception_eval.$E$43:$perception_eval.$E$57]; 3)" office:value-type="percentage" office:value="0.193999946858057" calcext:value-type="percentage">
            <text:p>19.40%</text:p>
          </table:table-cell>
          <table:table-cell table:style-name="ce61" table:formula="of:=MAX([$perception_eval.$E$43:$perception_eval.$E$57])" office:value-type="percentage" office:value="0.219902280680992" calcext:value-type="percentage">
            <text:p>21.99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24]" office:value-type="percentage" office:value="0.154268417812436" calcext:value-type="percentage">
            <text:p>15.43%</text:p>
          </table:table-cell>
          <table:table-cell table:style-name="ce61" table:formula="of:=[.F24]-[.E24]" office:value-type="percentage" office:value="0.017662076434159" calcext:value-type="percentage">
            <text:p>1.77%</text:p>
          </table:table-cell>
          <table:table-cell table:style-name="ce61" table:formula="of:=[.G24]-[.F24]" office:value-type="percentage" office:value="0.015145434671014" calcext:value-type="percentage">
            <text:p>1.51%</text:p>
          </table:table-cell>
          <table:table-cell table:style-name="ce61" table:formula="of:=[.H24]-[.G24]" office:value-type="percentage" office:value="0.0069240179404475" calcext:value-type="percentage">
            <text:p>0.69%</text:p>
          </table:table-cell>
          <table:table-cell table:style-name="ce61" table:formula="of:=[.I24]-[.H24]" office:value-type="percentage" office:value="0.0259023338229355" calcext:value-type="percentage">
            <text:p>2.59%</text:p>
          </table:table-cell>
        </table:table-row>
      </table:table>
      <table:table table:name="perception_decay_eval_graphs" table:style-name="ta1">
        <table:shapes>
          <draw:frame draw:z-index="0" draw:style-name="gr1" draw:text-style-name="P1" svg:width="324.17pt" svg:height="272.55pt" svg:x="77.95pt" svg:y="269.23pt">
            <draw:object draw:notify-on-update-of-ranges="perception_decay_eval_graphs.B3:perception_decay_eval_graphs.B3 perception_decay_eval_graphs.B4:perception_decay_eval_graphs.B4 perception_decay_eval_graphs.C3:perception_decay_eval_graphs.C3 perception_decay_eval_graphs.C4:perception_decay_eval_graphs.C4 perception_decay_eval_graphs.D3:perception_decay_eval_graphs.D3 perception_decay_eval_graphs.D4:perception_decay_eval_graphs.D4 perception_decay_eval_graphs.E3:perception_decay_eval_graphs.E3 perception_decay_eval_graphs.E4:perception_decay_eval_graphs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27.46pt" svg:height="276.21pt" svg:x="420.18pt" svg:y="271.96pt">
            <draw:object draw:notify-on-update-of-ranges="perception_decay_eval_graphs.B7:perception_decay_eval_graphs.B7 perception_decay_eval_graphs.B8:perception_decay_eval_graphs.B8 perception_decay_eval_graphs.C7:perception_decay_eval_graphs.C7 perception_decay_eval_graphs.C8:perception_decay_eval_graphs.C8 perception_decay_eval_graphs.D7:perception_decay_eval_graphs.D7 perception_decay_eval_graphs.D8:perception_decay_eval_graphs.D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3">
          <table:table-cell/>
          <table:table-cell table:style-name="ce69" office:value-type="percentage" office:value="-0.32462408612813" calcext:value-type="percentage">
            <text:p>-32.46 %</text:p>
          </table:table-cell>
          <table:table-cell table:style-name="ce71" office:value-type="percentage" office:value="-0.341391498459363" calcext:value-type="percentage">
            <text:p>-34.14 %</text:p>
          </table:table-cell>
          <table:table-cell table:style-name="ce65" office:value-type="percentage" office:value="-0.335218946119119" calcext:value-type="percentage">
            <text:p>-33.52 %</text:p>
          </table:table-cell>
          <table:table-cell table:style-name="ce75" office:value-type="percentage" office:value="-0.345062902583066" calcext:value-type="percentage">
            <text:p>-34.51 %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table-cell table:style-name="ce70" office:value-type="percentage" office:value="-0.000405635734328169" calcext:value-type="percentage">
            <text:p>-0.04 %</text:p>
          </table:table-cell>
          <table:table-cell table:style-name="ce72" office:value-type="percentage" office:value="-0.283977030693945" calcext:value-type="percentage">
            <text:p>-28.40 %</text:p>
          </table:table-cell>
          <table:table-cell table:style-name="ce74" office:value-type="percentage" office:value="-0.271323670581067" calcext:value-type="percentage">
            <text:p>-27.13 %</text:p>
          </table:table-cell>
          <table:table-cell/>
        </table:table-row>
        <calcext:conditional-formats>
          <calcext:conditional-format calcext:target-range-address="perception_decay_eval_graphs.B4:perception_decay_eval_graphs.B4">
            <calcext:condition calcext:apply-style-name="Good" calcext:value="&lt;0" calcext:base-cell-address="perception_decay_eval_graphs.B4"/>
          </calcext:conditional-format>
          <calcext:conditional-format calcext:target-range-address="perception_decay_eval_graphs.C4:perception_decay_eval_graphs.C4">
            <calcext:condition calcext:apply-style-name="Good" calcext:value="&lt;0" calcext:base-cell-address="perception_decay_eval_graphs.C4"/>
          </calcext:conditional-format>
          <calcext:conditional-format calcext:target-range-address="perception_decay_eval_graphs.D4:perception_decay_eval_graphs.D4">
            <calcext:condition calcext:apply-style-name="Good" calcext:value="&lt;0" calcext:base-cell-address="perception_decay_eval_graphs.D4"/>
          </calcext:conditional-format>
          <calcext:conditional-format calcext:target-range-address="perception_decay_eval_graphs.E4:perception_decay_eval_graphs.E4">
            <calcext:condition calcext:apply-style-name="Good" calcext:value="&lt;0" calcext:base-cell-address="perception_decay_eval_graphs.E4"/>
          </calcext:conditional-format>
          <calcext:conditional-format calcext:target-range-address="perception_decay_eval_graphs.B8:perception_decay_eval_graphs.B8">
            <calcext:condition calcext:apply-style-name="Good" calcext:value="&lt;0" calcext:base-cell-address="perception_decay_eval_graphs.B8"/>
          </calcext:conditional-format>
          <calcext:conditional-format calcext:target-range-address="perception_decay_eval_graphs.C8:perception_decay_eval_graphs.C8">
            <calcext:condition calcext:apply-style-name="Good" calcext:value="&lt;0" calcext:base-cell-address="perception_decay_eval_graphs.C8"/>
          </calcext:conditional-format>
          <calcext:conditional-format calcext:target-range-address="perception_decay_eval_graphs.D8:perception_decay_eval_graphs.D8">
            <calcext:condition calcext:apply-style-name="Good" calcext:value="&lt;0" calcext:base-cell-address="perception_decay_eval_graphs.D8"/>
          </calcext:conditional-format>
        </calcext:conditional-formats>
      </table:table>
      <table:named-expressions/>
      <table:database-ranges>
        <table:database-range table:name="__Anonymous_Sheet_DB__2" table:target-range-address="pepception_eval_graphs.B11:pepception_eval_graphs.P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21:14:08.11792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19-12-20T22:11:04.565978759</dc:date>
    <meta:editing-duration>PT20M51S</meta:editing-duration>
    <meta:editing-cycles>5</meta:editing-cycles>
    <meta:generator>LibreOffice/6.0.7.3$Linux_X86_64 LibreOffice_project/00m0$Build-3</meta:generator>
    <meta:document-statistic meta:table-count="4" meta:cell-count="6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9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03cm" svg:height="5.179cm" xlink:href=".." xlink:type="simple" chart:class="chart:bar" chart:style-name="ch1">
        <chart:plot-area chart:style-name="ch2" table:cell-range-address="pepception_eval_graphs.K23:pepception_eval_graphs.P24" chart:data-source-has-labels="column" svg:x="0.374cm" svg:y="0.103cm" svg:width="17.955cm" svg:height="4.973cm">
          <chartooo:coordinate-region svg:x="2.692cm" svg:y="0.103cm" svg:width="15.045cm" svg:height="4.309cm"/>
          <chart:axis chart:dimension="x" chart:name="primary-x" chart:style-name="ch3" chartooo:axis-type="auto">
            <chartooo:date-scale/>
            <chart:categories table:cell-range-address="pepception_eval_graphs.K23:pepception_eval_graphs.K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pception_eval_graphs.L23:pepception_eval_graphs.L24" chart:class="chart:bar">
            <chart:data-point chart:repeated="2"/>
          </chart:series>
          <chart:series chart:style-name="ch7" chart:values-cell-range-address="pepception_eval_graphs.M23:pepception_eval_graphs.M24" chart:class="chart:bar">
            <chart:error-indicator chart:style-name="ch8" chart:dimension="y"/>
            <chart:data-point chart:repeated="2"/>
          </chart:series>
          <chart:series chart:style-name="ch9" chart:values-cell-range-address="pepception_eval_graphs.N23:pepception_eval_graphs.N24" chart:class="chart:bar">
            <chart:data-point chart:repeated="2"/>
          </chart:series>
          <chart:series chart:style-name="ch10" chart:values-cell-range-address="pepception_eval_graphs.O23:pepception_eval_graphs.O24" chart:class="chart:bar">
            <chart:error-indicator chart:style-name="ch11" chart:dimension="y"/>
            <chart:data-point chart:repeated="2"/>
          </chart:series>
          <chart:series chart:style-name="ch12" chart:values-cell-range-address="pepception_eval_graphs.P23:pepception_eval_graphs.P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23:pepception_eval_graphs.K24</svg:desc>
                </draw:g>
              </table:table-cell>
              <table:table-cell office:value-type="float" office:value="0.364196007035517">
                <text:p>0.364196007035517</text:p>
                <draw:g>
                  <svg:desc>pepception_eval_graphs.L23:pepception_eval_graphs.L24</svg:desc>
                </draw:g>
              </table:table-cell>
              <table:table-cell office:value-type="float" office:value="0.0526784170852215">
                <text:p>0.0526784170852215</text:p>
                <draw:g>
                  <svg:desc>pepception_eval_graphs.M23:pepception_eval_graphs.M24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6965728581136">
                <text:p>0.0396965728581136</text:p>
                <draw:g>
                  <svg:desc>pepception_eval_graphs.N23:pepception_eval_graphs.N24</svg:desc>
                </draw:g>
              </table:table-cell>
              <table:table-cell office:value-type="float" office:value="0.0424522451521915">
                <text:p>0.0424522451521915</text:p>
                <draw:g>
                  <svg:desc>pepception_eval_graphs.O23:pepception_eval_graphs.O24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716003941889985">
                <text:p>0.0716003941889985</text:p>
                <draw:g>
                  <svg:desc>pepception_eval_graphs.P23:pepception_eval_graphs.P24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154268417812436">
                <text:p>0.154268417812436</text:p>
              </table:table-cell>
              <table:table-cell office:value-type="float" office:value="0.017662076434159">
                <text:p>0.017662076434159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15145434671014">
                <text:p>0.015145434671014</text:p>
              </table:table-cell>
              <table:table-cell office:value-type="float" office:value="0.0069240179404475">
                <text:p>0.0069240179404475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259023338229355">
                <text:p>0.0259023338229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pepception_eval_graphs.M3:pepception_eval_graphs.M8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pepception_eval_graphs.M3:pepception_eval_graphs.M8" loext:std-weight="1"/>
      <style:graphic-properties draw:stroke="solid" svg:stroke-width="0.051cm" svg:stroke-color="#154277" svg:stroke-opacity="100%" draw:stroke-linejoin="round"/>
    </style:style>
    <style:style style:name="ch10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pepception_eval_graphs.P3:pepception_eval_graphs.P8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pepception_eval_graphs.P3:pepception_eval_graphs.P8" loext:std-weight="1"/>
      <style:graphic-properties draw:stroke="solid" svg:stroke-width="0.051cm" svg:stroke-color="#154277" svg:stroke-opacity="100%" draw:stroke-linejoin="round"/>
    </style:style>
    <style:style style:name="ch13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62cm" svg:height="5.78cm" xlink:href=".." xlink:type="simple" chart:class="chart:bar" chart:style-name="ch1">
        <chart:plot-area chart:style-name="ch2" table:cell-range-address="pepception_eval_graphs.K7:pepception_eval_graphs.P8" chart:data-source-has-labels="column" svg:x="0.375cm" svg:y="0.115cm" svg:width="18.012cm" svg:height="4.585cm">
          <chartooo:coordinate-region svg:x="2.693cm" svg:y="0.115cm" svg:width="15.486cm" svg:height="3.921cm"/>
          <chart:axis chart:dimension="x" chart:name="primary-x" chart:style-name="ch3" chartooo:axis-type="auto">
            <chartooo:date-scale/>
            <chart:categories table:cell-range-address="pepception_eval_graphs.K7:pepception_eval_graphs.K8"/>
          </chart:axis>
          <chart:axis chart:dimension="y" chart:name="primary-y" chart:style-name="ch4">
            <chart:title svg:x="9.176cm" svg:y="4.815cm" chart:style-name="ch5">
              <text:p>%</text:p>
            </chart:title>
            <chart:grid chart:style-name="ch6" chart:class="major"/>
          </chart:axis>
          <chart:series chart:style-name="ch7" chart:values-cell-range-address="pepception_eval_graphs.L7:pepception_eval_graphs.L8" chart:class="chart:bar">
            <chart:data-point chart:repeated="2"/>
          </chart:series>
          <chart:series chart:style-name="ch8" chart:values-cell-range-address="pepception_eval_graphs.M7:pepception_eval_graphs.M8" chart:class="chart:bar">
            <chart:error-indicator chart:style-name="ch9" chart:dimension="y"/>
            <chart:data-point chart:repeated="2"/>
          </chart:series>
          <chart:series chart:style-name="ch10" chart:values-cell-range-address="pepception_eval_graphs.N7:pepception_eval_graphs.N8" chart:class="chart:bar">
            <chart:data-point chart:repeated="2"/>
          </chart:series>
          <chart:series chart:style-name="ch11" chart:values-cell-range-address="pepception_eval_graphs.O7:pepception_eval_graphs.O8" chart:class="chart:bar">
            <chart:error-indicator chart:style-name="ch12" chart:dimension="y"/>
            <chart:data-point chart:repeated="2"/>
          </chart:series>
          <chart:series chart:style-name="ch13" chart:values-cell-range-address="pepception_eval_graphs.P7:pepception_eval_graphs.P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7:pepception_eval_graphs.K8</svg:desc>
                </draw:g>
              </table:table-cell>
              <table:table-cell office:value-type="float" office:value="19.73">
                <text:p>19.73</text:p>
                <draw:g>
                  <svg:desc>pepception_eval_graphs.L7:pepception_eval_graphs.L8</svg:desc>
                </draw:g>
              </table:table-cell>
              <table:table-cell office:value-type="float" office:value="9.905">
                <text:p>9.905</text:p>
                <draw:g>
                  <svg:desc>pepception_eval_graphs.M7:pepception_eval_graphs.M8</svg:desc>
                </draw:g>
              </table:table-cell>
              <table:table-cell office:value-type="float" office:value="5.69">
                <text:p>5.69</text:p>
                <draw:g>
                  <svg:desc>pepception_eval_graphs.M3:pepception_eval_graphs.M8</svg:desc>
                </draw:g>
              </table:table-cell>
              <table:table-cell office:value-type="float" office:value="5.695">
                <text:p>5.695</text:p>
                <draw:g>
                  <svg:desc>pepception_eval_graphs.N7:pepception_eval_graphs.N8</svg:desc>
                </draw:g>
              </table:table-cell>
              <table:table-cell office:value-type="float" office:value="10.105">
                <text:p>10.105</text:p>
                <draw:g>
                  <svg:desc>pepception_eval_graphs.O7:pepception_eval_graphs.O8</svg:desc>
                </draw:g>
              </table:table-cell>
              <table:table-cell office:value-type="float" office:value="10.455">
                <text:p>10.455</text:p>
                <draw:g>
                  <svg:desc>pepception_eval_graphs.P3:pepception_eval_graphs.P8</svg:desc>
                </draw:g>
              </table:table-cell>
              <table:table-cell office:value-type="float" office:value="6.575">
                <text:p>6.575</text:p>
                <draw:g>
                  <svg:desc>pepception_eval_graphs.P7:pepception_eval_graphs.P8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73.16">
                <text:p>73.16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6.015">
                <text:p>6.015</text:p>
              </table:table-cell>
              <table:table-cell office:value-type="float" office:value="0.789999999999992">
                <text:p>0.789999999999992</text:p>
              </table:table-cell>
              <table:table-cell office:value-type="float" office:value="2.09">
                <text:p>2.09</text:p>
              </table:table-cell>
              <table:table-cell office:value-type="float" office:value="10.39">
                <text:p>10.3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5">
                <text:p>6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99999999999">
                <text:p>1.24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05">
                <text:p>9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5">
                <text:p>6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9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04cm" svg:height="5.51cm" xlink:href=".." xlink:type="simple" chart:class="chart:bar" chart:style-name="ch1">
        <chart:plot-area chart:style-name="ch2" table:cell-range-address="pepception_eval_graphs.K15:pepception_eval_graphs.P16" chart:data-source-has-labels="column" svg:x="0.374cm" svg:y="0.11cm" svg:width="17.956cm" svg:height="5.29cm">
          <chartooo:coordinate-region svg:x="2.692cm" svg:y="0.11cm" svg:width="15.046cm" svg:height="4.626cm"/>
          <chart:axis chart:dimension="x" chart:name="primary-x" chart:style-name="ch3" chartooo:axis-type="auto">
            <chartooo:date-scale/>
            <chart:categories table:cell-range-address="pepception_eval_graphs.K15:pepception_eval_graphs.K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pception_eval_graphs.L15:pepception_eval_graphs.L16" chart:class="chart:bar">
            <chart:data-point chart:repeated="2"/>
          </chart:series>
          <chart:series chart:style-name="ch7" chart:values-cell-range-address="pepception_eval_graphs.M15:pepception_eval_graphs.M16" chart:class="chart:bar">
            <chart:error-indicator chart:style-name="ch8" chart:dimension="y"/>
            <chart:data-point chart:repeated="2"/>
          </chart:series>
          <chart:series chart:style-name="ch9" chart:values-cell-range-address="pepception_eval_graphs.N15:pepception_eval_graphs.N16" chart:class="chart:bar">
            <chart:data-point chart:repeated="2"/>
          </chart:series>
          <chart:series chart:style-name="ch10" chart:values-cell-range-address="pepception_eval_graphs.O15:pepception_eval_graphs.O16" chart:class="chart:bar">
            <chart:error-indicator chart:style-name="ch11" chart:dimension="y"/>
            <chart:data-point chart:repeated="2"/>
          </chart:series>
          <chart:series chart:style-name="ch12" chart:values-cell-range-address="pepception_eval_graphs.P15:pepception_eval_graphs.P1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15:pepception_eval_graphs.K16</svg:desc>
                </draw:g>
              </table:table-cell>
              <table:table-cell office:value-type="float" office:value="0.439082761987946">
                <text:p>0.439082761987946</text:p>
                <draw:g>
                  <svg:desc>pepception_eval_graphs.L15:pepception_eval_graphs.L16</svg:desc>
                </draw:g>
              </table:table-cell>
              <table:table-cell office:value-type="float" office:value="0.0687712644712005">
                <text:p>0.0687712644712005</text:p>
                <draw:g>
                  <svg:desc>pepception_eval_graphs.M15:pepception_eval_graphs.M16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9873847870335">
                <text:p>0.0399873847870335</text:p>
                <draw:g>
                  <svg:desc>pepception_eval_graphs.N15:pepception_eval_graphs.N16</svg:desc>
                </draw:g>
              </table:table-cell>
              <table:table-cell office:value-type="float" office:value="0.0415725386492956">
                <text:p>0.0415725386492956</text:p>
                <draw:g>
                  <svg:desc>pepception_eval_graphs.O15:pepception_eval_graphs.O16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525758383787205">
                <text:p>0.0525758383787205</text:p>
                <draw:g>
                  <svg:desc>pepception_eval_graphs.P15:pepception_eval_graphs.P16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7809345137797">
                <text:p>0.7809345137797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0688491104160405">
                <text:p>0.00688491104160405</text:p>
              </table:table-cell>
              <table:table-cell office:value-type="float" office:value="0.0150922349402014">
                <text:p>0.0150922349402014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177352290752186">
                <text:p>0.0177352290752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7cm" svg:height="9.616cm" xlink:href=".." xlink:type="simple" chart:class="chart:bar" chart:style-name="ch1">
        <chart:legend chart:legend-position="top" svg:x="3.21cm" svg:y="0.185cm" style:legend-expansion="wide" chart:style-name="ch2"/>
        <chart:plot-area chart:style-name="ch3" table:cell-range-address="perception_decay_eval_graphs.B3:perception_decay_eval_graphs.E4" chart:data-source-has-labels="row" svg:x="0.228cm" svg:y="0.992cm" svg:width="10.981cm" svg:height="8.432cm">
          <chartooo:coordinate-region svg:x="1.926cm" svg:y="1.2cm" svg:width="9.283cm" svg:height="8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ion_decay_eval_graphs.B4:perception_decay_eval_graphs.B4" chart:label-cell-address="perception_decay_eval_graphs.B3:perception_decay_eval_graphs.B3" chart:class="chart:bar">
            <chart:data-point/>
          </chart:series>
          <chart:series chart:style-name="ch8" chart:values-cell-range-address="perception_decay_eval_graphs.C4:perception_decay_eval_graphs.C4" chart:label-cell-address="perception_decay_eval_graphs.C3:perception_decay_eval_graphs.C3" chart:class="chart:bar">
            <chart:data-point/>
          </chart:series>
          <chart:series chart:style-name="ch9" chart:values-cell-range-address="perception_decay_eval_graphs.D4:perception_decay_eval_graphs.D4" chart:label-cell-address="perception_decay_eval_graphs.D3:perception_decay_eval_graphs.D3" chart:class="chart:bar">
            <chart:data-point/>
          </chart:series>
          <chart:series chart:style-name="ch10" chart:values-cell-range-address="perception_decay_eval_graphs.E4:perception_decay_eval_graphs.E4" chart:label-cell-address="perception_decay_eval_graphs.E3:perception_decay_eval_graphs.E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perception_decay_eval_graphs.B3:perception_decay_eval_graphs.B3</svg:desc>
                </draw:g>
              </table:table-cell>
              <table:table-cell office:value-type="string">
                <text:p>0.08</text:p>
                <draw:g>
                  <svg:desc>perception_decay_eval_graphs.C3:perception_decay_eval_graphs.C3</svg:desc>
                </draw:g>
              </table:table-cell>
              <table:table-cell office:value-type="string">
                <text:p>0.11</text:p>
                <draw:g>
                  <svg:desc>perception_decay_eval_graphs.D3:perception_decay_eval_graphs.D3</svg:desc>
                </draw:g>
              </table:table-cell>
              <table:table-cell office:value-type="string">
                <text:p>0.14</text:p>
                <draw:g>
                  <svg:desc>perception_decay_eval_graphs.E3:perception_decay_eval_graphs.E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32462408612813">
                <text:p>-0.32462408612813</text:p>
                <draw:g>
                  <svg:desc>perception_decay_eval_graphs.B4:perception_decay_eval_graphs.B4</svg:desc>
                </draw:g>
              </table:table-cell>
              <table:table-cell office:value-type="float" office:value="-0.341391498459363">
                <text:p>-0.341391498459363</text:p>
                <draw:g>
                  <svg:desc>perception_decay_eval_graphs.C4:perception_decay_eval_graphs.C4</svg:desc>
                </draw:g>
              </table:table-cell>
              <table:table-cell office:value-type="float" office:value="-0.335218946119119">
                <text:p>-0.335218946119119</text:p>
                <draw:g>
                  <svg:desc>perception_decay_eval_graphs.D4:perception_decay_eval_graphs.D4</svg:desc>
                </draw:g>
              </table:table-cell>
              <table:table-cell office:value-type="float" office:value="-0.345062902583066">
                <text:p>-0.345062902583066</text:p>
                <draw:g>
                  <svg:desc>perception_decay_eval_graphs.E4:perception_decay_eval_graphs.E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3cm" svg:height="9.745cm" xlink:href=".." xlink:type="simple" chart:class="chart:bar" chart:style-name="ch1">
        <chart:legend chart:legend-position="top" svg:x="4.648cm" svg:y="0.185cm" style:legend-expansion="wide" chart:style-name="ch2"/>
        <chart:plot-area chart:style-name="ch3" table:cell-range-address="perception_decay_eval_graphs.B7:perception_decay_eval_graphs.D8" chart:data-source-has-labels="row" svg:x="0.231cm" svg:y="0.994cm" svg:width="11.091cm" svg:height="8.557cm">
          <chartooo:coordinate-region svg:x="1.929cm" svg:y="1.202cm" svg:width="9.393cm" svg:height="8.1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ion_decay_eval_graphs.B8:perception_decay_eval_graphs.B8" chart:label-cell-address="perception_decay_eval_graphs.B7:perception_decay_eval_graphs.B7" chart:class="chart:bar">
            <chart:data-point/>
          </chart:series>
          <chart:series chart:style-name="ch8" chart:values-cell-range-address="perception_decay_eval_graphs.C8:perception_decay_eval_graphs.C8" chart:label-cell-address="perception_decay_eval_graphs.C7:perception_decay_eval_graphs.C7" chart:class="chart:bar">
            <chart:data-point/>
          </chart:series>
          <chart:series chart:style-name="ch9" chart:values-cell-range-address="perception_decay_eval_graphs.D8:perception_decay_eval_graphs.D8" chart:label-cell-address="perception_decay_eval_graphs.D7:perception_decay_eval_graphs.D7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erception_decay_eval_graphs.B7:perception_decay_eval_graphs.B7</svg:desc>
                </draw:g>
              </table:table-cell>
              <table:table-cell office:value-type="string">
                <text:p>3</text:p>
                <draw:g>
                  <svg:desc>perception_decay_eval_graphs.C7:perception_decay_eval_graphs.C7</svg:desc>
                </draw:g>
              </table:table-cell>
              <table:table-cell office:value-type="string">
                <text:p>6</text:p>
                <draw:g>
                  <svg:desc>perception_decay_eval_graphs.D7:perception_decay_eval_graphs.D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000405635734328169">
                <text:p>-0.000405635734328169</text:p>
                <draw:g>
                  <svg:desc>perception_decay_eval_graphs.B8:perception_decay_eval_graphs.B8</svg:desc>
                </draw:g>
              </table:table-cell>
              <table:table-cell office:value-type="float" office:value="-0.283977030693945">
                <text:p>-0.283977030693945</text:p>
                <draw:g>
                  <svg:desc>perception_decay_eval_graphs.C8:perception_decay_eval_graphs.C8</svg:desc>
                </draw:g>
              </table:table-cell>
              <table:table-cell office:value-type="float" office:value="-0.271323670581067">
                <text:p>-0.271323670581067</text:p>
                <draw:g>
                  <svg:desc>perception_decay_eval_graphs.D8:perception_decay_eval_graphs.D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